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>
      <style:text-properties fo:color="#ff3333"/>
    </style:style>
    <style:style style:name="ce5" style:family="table-cell" style:parent-style-name="Default" style:data-style-name="N100"/>
    <style:style style:name="ce6" style:family="table-cell" style:parent-style-name="Default">
      <style:text-properties fo:color="#ff3333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pt"/>
      <style:text-properties fo:color="#ff3333"/>
    </style:style>
    <style:style style:name="ce10" style:family="table-cell" style:parent-style-name="Default"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 style:data-style-name="N100">
      <style:text-properties fo:color="#ff3333"/>
    </style:style>
    <style:style style:name="ce13" style:family="table-cell" style:parent-style-name="Default">
      <style:text-properties style:use-window-font-color="true" style:text-underline-style="none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: 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3462083671491" calcext:value-type="float">
            <text:p>0.0057346208</text:p>
          </table:table-cell>
          <table:table-cell office:value-type="float" office:value="0.0264737770441931" calcext:value-type="float">
            <text:p>0.026473777</text:p>
          </table:table-cell>
          <table:table-cell office:value-type="float" office:value="0.0129315286259104" calcext:value-type="float">
            <text:p>0.01293152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7426915792365" calcext:value-type="float">
            <text:p>0.0047742692</text:p>
          </table:table-cell>
          <table:table-cell office:value-type="float" office:value="0.0210689839312588" calcext:value-type="float">
            <text:p>0.0210689839</text:p>
          </table:table-cell>
          <table:table-cell office:value-type="float" office:value="0.0102947807677904" calcext:value-type="float">
            <text:p>0.01029478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47869084637" calcext:value-type="float">
            <text:p>0.0123147869</text:p>
          </table:table-cell>
          <table:table-cell office:value-type="float" office:value="0.0444681780668965" calcext:value-type="float">
            <text:p>0.0444681781</text:p>
          </table:table-cell>
          <table:table-cell office:value-type="float" office:value="0.0217589018900514" calcext:value-type="float">
            <text:p>0.02175890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334786067644" calcext:value-type="float">
            <text:p>0.0121334786</text:p>
          </table:table-cell>
          <table:table-cell office:value-type="float" office:value="0.042429244138065" calcext:value-type="float">
            <text:p>0.0424292441</text:p>
          </table:table-cell>
          <table:table-cell office:value-type="float" office:value="0.0206889172519737" calcext:value-type="float">
            <text:p>0.02068891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03692954633737" calcext:value-type="float">
            <text:p>0.0080369295</text:p>
          </table:table-cell>
          <table:table-cell office:value-type="float" office:value="0.0217000825282781" calcext:value-type="float">
            <text:p>0.0217000825</text:p>
          </table:table-cell>
          <table:table-cell office:value-type="float" office:value="0.0104552784635021" calcext:value-type="float">
            <text:p>0.01045527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56774689720623" calcext:value-type="float">
            <text:p>0.0085677469</text:p>
          </table:table-cell>
          <table:table-cell office:value-type="float" office:value="0.0444519960515883" calcext:value-type="float">
            <text:p>0.0444519961</text:p>
          </table:table-cell>
          <table:table-cell office:value-type="float" office:value="0.0220111125547412" calcext:value-type="float">
            <text:p>0.02201111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455902085341" calcext:value-type="float">
            <text:p>0.0159455902</text:p>
          </table:table-cell>
          <table:table-cell office:value-type="float" office:value="0.0654886159522307" calcext:value-type="float">
            <text:p>0.065488616</text:p>
          </table:table-cell>
          <table:table-cell office:value-type="float" office:value="0.032191252111309" calcext:value-type="float">
            <text:p>0.03219125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0162372587412729" calcext:value-type="float">
            <text:p>0.0162372587</text:p>
          </table:table-cell>
          <table:table-cell office:value-type="string" calcext:value-type="string">
            <text:p>53min (with 3 cores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2394249120025" calcext:value-type="float">
            <text:p>0.0162394249</text:p>
          </table:table-cell>
          <table:table-cell office:value-type="float" office:value="0.0667346311309611" calcext:value-type="float">
            <text:p>0.0667346311</text:p>
          </table:table-cell>
          <table:table-cell office:value-type="float" office:value="0.0328638138838149" calcext:value-type="float">
            <text:p>0.0328638139</text:p>
          </table:table-cell>
          <table:table-cell office:value-type="string" calcext:value-type="string">
            <text:p>49min (with 3 cores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5319909964399" calcext:value-type="float">
            <text:p>0.016531991</text:p>
          </table:table-cell>
          <table:table-cell office:value-type="float" office:value="0.067511367865754" calcext:value-type="float">
            <text:p>0.0675113679</text:p>
          </table:table-cell>
          <table:table-cell office:value-type="float" office:value="0.033245951254557" calcext:value-type="float">
            <text:p>0.0332459513</text:p>
          </table:table-cell>
          <table:table-cell office:value-type="string" calcext:value-type="string">
            <text:p>42min (with 3 cores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7113452752124" calcext:value-type="float">
            <text:p>0.0167113453</text:p>
          </table:table-cell>
          <table:table-cell office:value-type="float" office:value="0.0693561176108873" calcext:value-type="float">
            <text:p>0.0693561176</text:p>
          </table:table-cell>
          <table:table-cell office:value-type="float" office:value="0.0339949405012114" calcext:value-type="float">
            <text:p>0.0339949405</text:p>
          </table:table-cell>
          <table:table-cell office:value-type="string" calcext:value-type="string">
            <text:p>32min (with 3 cores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882397702975" calcext:value-type="float">
            <text:p>0.0165882398</text:p>
          </table:table-cell>
          <table:table-cell office:value-type="float" office:value="0.069938670161982" calcext:value-type="float">
            <text:p>0.0699386702</text:p>
          </table:table-cell>
          <table:table-cell office:value-type="float" office:value="0.0341860091865824" calcext:value-type="float">
            <text:p>0.0341860092</text:p>
          </table:table-cell>
          <table:table-cell office:value-type="string" calcext:value-type="string">
            <text:p>23min (with 3 cores)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7894819264017" calcext:value-type="float">
            <text:p>0.0167894819</text:p>
          </table:table-cell>
          <table:table-cell office:value-type="float" office:value="0.0742754502645759" calcext:value-type="float">
            <text:p>0.0742754503</text:p>
          </table:table-cell>
          <table:table-cell office:value-type="float" office:value="0.036410048684301" calcext:value-type="float">
            <text:p>0.0364100487</text:p>
          </table:table-cell>
          <table:table-cell office:value-type="string" calcext:value-type="string">
            <text:p>11min (with 3 cores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3888939189561" calcext:value-type="float">
            <text:p>0.0173888939</text:p>
          </table:table-cell>
          <table:table-cell office:value-type="float" office:value="0.0771558489894332" calcext:value-type="float">
            <text:p>0.077155849</text:p>
          </table:table-cell>
          <table:table-cell office:value-type="float" office:value="0.0378163142086317" calcext:value-type="float">
            <text:p>0.0378163142</text:p>
          </table:table-cell>
          <table:table-cell office:value-type="string" calcext:value-type="string">
            <text:p>6min (with 3 cores)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89483417265057" calcext:value-type="float">
            <text:p>0.0189483417</text:p>
          </table:table-cell>
          <table:table-cell office:value-type="float" office:value="0.0866223279447222" calcext:value-type="float">
            <text:p>0.0866223279</text:p>
          </table:table-cell>
          <table:table-cell office:value-type="float" office:value="0.0427611717860336" calcext:value-type="float">
            <text:p>0.0427611718</text:p>
          </table:table-cell>
          <table:table-cell office:value-type="string" calcext:value-type="string">
            <text:p>3min (with 3 cores)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8997815946543" calcext:value-type="float">
            <text:p>0.0189978159</text:p>
          </table:table-cell>
          <table:table-cell office:value-type="float" office:value="0.0917520267974174" calcext:value-type="float">
            <text:p>0.0917520268</text:p>
          </table:table-cell>
          <table:table-cell office:value-type="float" office:value="0.0455660600872802" calcext:value-type="float">
            <text:p>0.0455660601</text:p>
          </table:table-cell>
          <table:table-cell office:value-type="string" calcext:value-type="string">
            <text:p>2min (with 3 cores)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FUserNN <text:s/>(300 neighbors) – CBNN (Catego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percentage" office:value="0.00305709896593627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5446" calcext:value-type="float">
            <text:p>25446</text:p>
          </table:table-cell>
          <table:table-cell table:style-name="ce2" office:value-type="percentage" office:value="0.194477350718036" calcext:value-type="percentage">
            <text:p>1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185" calcext:value-type="float">
            <text:p>1185</text:p>
          </table:table-cell>
          <table:table-cell table:style-name="ce2" office:value-type="percentage" office:value="0.00905665568658621" calcext:value-type="percentage">
            <text:p>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3812" calcext:value-type="float">
            <text:p>103812</text:p>
          </table:table-cell>
          <table:table-cell table:style-name="ce2" office:value-type="percentage" office:value="0.793408894629442" calcext:value-type="percentage">
            <text:p>79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office:value-type="string" calcext:value-type="string">
            <text:p>used cosine similartiy for cfitemnn…</text:p>
          </table:table-cell>
          <table:table-cell table:number-columns-repeated="2"/>
          <table:table-cell office:value-type="string" calcext:value-type="string">
            <text:p>Percent with respect to recommended items</text:p>
          </table:table-cell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percentage" office:value="0.00420351107816238" calcext:value-type="percentage">
            <text:p>0.42%</text:p>
          </table:table-cell>
          <table:table-cell/>
          <table:table-cell table:style-name="ce3" table:formula="of:=[Correlation.B9]/SUM([Correlation.B9:.B11])" office:value-type="percentage" office:value="0.0182197634743433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8602" calcext:value-type="float">
            <text:p>28602</text:p>
          </table:table-cell>
          <table:table-cell table:style-name="ce2" office:value-type="percentage" office:value="0.218597861559273" calcext:value-type="percentage">
            <text:p>21.86%</text:p>
          </table:table-cell>
          <table:table-cell/>
          <table:table-cell table:style-name="ce3" table:formula="of:=[Correlation.B10]/SUM([Correlation.B9:.B11])" office:value-type="percentage" office:value="0.947493954351211" calcext:value-type="percentage">
            <text:p>94.7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035" calcext:value-type="float">
            <text:p>1035</text:p>
          </table:table-cell>
          <table:table-cell table:style-name="ce2" office:value-type="percentage" office:value="0.00791024357436011" calcext:value-type="percentage">
            <text:p>0.79%</text:p>
          </table:table-cell>
          <table:table-cell/>
          <table:table-cell table:style-name="ce3" table:formula="of:=[Correlation.B11]/SUM([Correlation.B9:.B11])" office:value-type="percentage" office:value="0.0342862821744459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0656" calcext:value-type="float">
            <text:p>100656</text:p>
          </table:table-cell>
          <table:table-cell table:style-name="ce2" office:value-type="percentage" office:value="0.769288383788204" calcext:value-type="percentage">
            <text:p>76.93%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FUserNN <text:s/>(300 neighbors)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047" calcext:value-type="float">
            <text:p>1047</text:p>
          </table:table-cell>
          <table:table-cell table:style-name="ce2" office:value-type="percentage" office:value="0.0080019565433382" calcext:value-type="percentage">
            <text:p>0.80%</text:p>
          </table:table-cell>
          <table:table-cell/>
          <table:table-cell table:style-name="ce3" table:formula="of:=[Correlation.B15]/SUM([Correlation.B15:.B17])" office:value-type="percentage" office:value="0.0360910031023785" calcext:value-type="percentage">
            <text:p>3.61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4798" calcext:value-type="float">
            <text:p>24798</text:p>
          </table:table-cell>
          <table:table-cell table:style-name="ce2" office:value-type="percentage" office:value="0.189524850393219" calcext:value-type="percentage">
            <text:p>18.95%</text:p>
          </table:table-cell>
          <table:table-cell/>
          <table:table-cell table:style-name="ce3" table:formula="of:=[Correlation.B16]/SUM([Correlation.B15:.B17])" office:value-type="percentage" office:value="0.854808686659773" calcext:value-type="percentage">
            <text:p>85.48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3165" calcext:value-type="float">
            <text:p>3165</text:p>
          </table:table-cell>
          <table:table-cell table:style-name="ce2" office:value-type="percentage" office:value="0.0241892955679708" calcext:value-type="percentage">
            <text:p>2.42%</text:p>
          </table:table-cell>
          <table:table-cell/>
          <table:table-cell table:style-name="ce3" table:formula="of:=[Correlation.B17]/SUM([Correlation.B15:.B17])" office:value-type="percentage" office:value="0.109100310237849" calcext:value-type="percentage">
            <text:p>10.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1833" calcext:value-type="float">
            <text:p>101833</text:p>
          </table:table-cell>
          <table:table-cell table:style-name="ce2" office:value-type="percentage" office:value="0.778283897495472" calcext:value-type="percentage">
            <text:p>77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713" calcext:value-type="float">
            <text:p>1713</text:p>
          </table:table-cell>
          <table:table-cell table:style-name="ce2" office:value-type="percentage" office:value="0.0130920263216221" calcext:value-type="percentage">
            <text:p>1.31%</text:p>
          </table:table-cell>
          <table:table-cell/>
          <table:table-cell table:style-name="ce3" table:formula="of:=[Correlation.B22]/([Correlation.B22]+[Correlation.B23]+[Correlation.B24])" office:value-type="percentage" office:value="0.0532268589006618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7971" calcext:value-type="float">
            <text:p>27971</text:p>
          </table:table-cell>
          <table:table-cell table:style-name="ce2" office:value-type="percentage" office:value="0.213775287940509" calcext:value-type="percentage">
            <text:p>21.38%</text:p>
          </table:table-cell>
          <table:table-cell/>
          <table:table-cell table:style-name="ce3" table:formula="of:=[Correlation.B23]/([Correlation.B22]+[Correlation.B23]+[Correlation.B24])" office:value-type="percentage" office:value="0.869123450268775" calcext:value-type="percentage">
            <text:p>86.91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2499" calcext:value-type="float">
            <text:p>2499</text:p>
          </table:table-cell>
          <table:table-cell table:style-name="ce2" office:value-type="percentage" office:value="0.0190992257896869" calcext:value-type="percentage">
            <text:p>1.91%</text:p>
          </table:table-cell>
          <table:table-cell/>
          <table:table-cell table:style-name="ce3" table:formula="of:=[Correlation.B24]/([Correlation.B22]+[Correlation.B23]+[Correlation.B24])" office:value-type="percentage" office:value="0.0776496908305627" calcext:value-type="percentage">
            <text:p>7.76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98660" calcext:value-type="float">
            <text:p>98660</text:p>
          </table:table-cell>
          <table:table-cell table:style-name="ce2" office:value-type="percentage" office:value="0.754033459948182" calcext:value-type="percentage">
            <text:p>75.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FUserNN (300 neighbou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20965" calcext:value-type="float">
            <text:p>20965</text:p>
          </table:table-cell>
          <table:table-cell table:style-name="ce3" office:value-type="percentage" office:value="0.160230199552135" calcext:value-type="percentage">
            <text:p>16.02%</text:p>
          </table:table-cell>
          <table:table-cell/>
          <table:table-cell table:style-name="ce3" table:formula="of:=[Correlation.B28]/SUM([Correlation.B28:.B30])" office:value-type="percentage" office:value="0.606520858647226" calcext:value-type="percentage">
            <text:p>60.65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8719" calcext:value-type="float">
            <text:p>8719</text:p>
          </table:table-cell>
          <table:table-cell table:style-name="ce3" office:value-type="percentage" office:value="0.066637114709996" calcext:value-type="percentage">
            <text:p>6.66%</text:p>
          </table:table-cell>
          <table:table-cell/>
          <table:table-cell table:style-name="ce3" table:formula="of:=[Correlation.B29]/SUM([Correlation.B28:.B30])" office:value-type="percentage" office:value="0.252242087600532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882" calcext:value-type="float">
            <text:p>4882</text:p>
          </table:table-cell>
          <table:table-cell table:style-name="ce3" office:value-type="percentage" office:value="0.0373118928792522" calcext:value-type="percentage">
            <text:p>3.73%</text:p>
          </table:table-cell>
          <table:table-cell/>
          <table:table-cell table:style-name="ce3" table:formula="of:=[Correlation.B30]/SUM([Correlation.B28:.B30])" office:value-type="percentage" office:value="0.141237053752242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277" calcext:value-type="float">
            <text:p>96277</text:p>
          </table:table-cell>
          <table:table-cell table:style-name="ce3" office:value-type="percentage" office:value="0.735820792858617" calcext:value-type="percentage">
            <text:p>73.58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6795" calcext:value-type="float">
            <text:p>16795</text:p>
          </table:table-cell>
          <table:table-cell table:style-name="ce3" office:value-type="percentage" office:value="0.128359942832249" calcext:value-type="percentage">
            <text:p>12.84%</text:p>
          </table:table-cell>
          <table:table-cell/>
          <table:table-cell table:style-name="ce3" table:formula="of:=[Correlation.B34]/SUM([Correlation.B34:.B36])" office:value-type="percentage" office:value="0.472552826313272" calcext:value-type="percentage">
            <text:p>47.2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985073714298816" calcext:value-type="percentage">
            <text:p>9.85%</text:p>
          </table:table-cell>
          <table:table-cell/>
          <table:table-cell table:style-name="ce3" table:formula="of:=[Correlation.B35]/SUM([Correlation.B34:.B36])" office:value-type="percentage" office:value="0.362651585492811" calcext:value-type="percentage">
            <text:p>36.27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5857" calcext:value-type="float">
            <text:p>5857</text:p>
          </table:table-cell>
          <table:table-cell table:style-name="ce3" office:value-type="percentage" office:value="0.0447635716087219" calcext:value-type="percentage">
            <text:p>4.48%</text:p>
          </table:table-cell>
          <table:table-cell/>
          <table:table-cell table:style-name="ce3" table:formula="of:=[Correlation.B36]/SUM([Correlation.B34:.B36])" office:value-type="percentage" office:value="0.164795588193917" calcext:value-type="percentage">
            <text:p>16.4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5302" calcext:value-type="float">
            <text:p>95302</text:p>
          </table:table-cell>
          <table:table-cell table:style-name="ce3" office:value-type="percentage" office:value="0.728369114129147" calcext:value-type="percentage">
            <text:p>72.84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User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1035" calcext:value-type="float">
            <text:p>11035</text:p>
          </table:table-cell>
          <table:table-cell table:style-name="ce3" office:value-type="percentage" office:value="0.084337717722767" calcext:value-type="percentage">
            <text:p>8.43%</text:p>
          </table:table-cell>
          <table:table-cell/>
          <table:table-cell table:style-name="ce3" table:formula="of:=[Correlation.B40]/SUM([Correlation.B40:.B42])" office:value-type="percentage" office:value="0.294557296532579" calcext:value-type="percentage">
            <text:p>29.4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4811" calcext:value-type="float">
            <text:p>14811</text:p>
          </table:table-cell>
          <table:table-cell table:style-name="ce3" office:value-type="percentage" office:value="0.113196731961205" calcext:value-type="percentage">
            <text:p>11.32%</text:p>
          </table:table-cell>
          <table:table-cell/>
          <table:table-cell table:style-name="ce3" table:formula="of:=[Correlation.B41]/SUM([Correlation.B40:.B42])" office:value-type="percentage" office:value="0.395350078744361" calcext:value-type="percentage">
            <text:p>39.5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887857967182043" calcext:value-type="percentage">
            <text:p>8.88%</text:p>
          </table:table-cell>
          <table:table-cell/>
          <table:table-cell table:style-name="ce3" table:formula="of:=[Correlation.B42]/SUM([Correlation.B40:.B42])" office:value-type="percentage" office:value="0.31009262472306" calcext:value-type="percentage">
            <text:p>31.0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3380" calcext:value-type="float">
            <text:p>93380</text:p>
          </table:table-cell>
          <table:table-cell table:style-name="ce3" office:value-type="percentage" office:value="0.713679753597823" calcext:value-type="percentage">
            <text:p>71.37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B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769" calcext:value-type="float">
            <text:p>1769</text:p>
          </table:table-cell>
          <table:table-cell table:style-name="ce3" office:value-type="percentage" office:value="0.0135200201768532" calcext:value-type="percentage">
            <text:p>1.35%</text:p>
          </table:table-cell>
          <table:table-cell/>
          <table:table-cell table:style-name="ce3" table:formula="of:=[Correlation.B46]/SUM([Correlation.B46:.B48])" office:value-type="percentage" office:value="0.0704921299063559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186712319344558" calcext:value-type="percentage">
            <text:p>1.87%</text:p>
          </table:table-cell>
          <table:table-cell/>
          <table:table-cell table:style-name="ce3" table:formula="of:=[Correlation.B47]/SUM([Correlation.B46:.B48])" office:value-type="percentage" office:value="0.097350069735007" calcext:value-type="percentage">
            <text:p>9.7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20883" calcext:value-type="float">
            <text:p>20883</text:p>
          </table:table-cell>
          <table:table-cell table:style-name="ce3" office:value-type="percentage" office:value="0.159603494264118" calcext:value-type="percentage">
            <text:p>15.96%</text:p>
          </table:table-cell>
          <table:table-cell/>
          <table:table-cell table:style-name="ce3" table:formula="of:=[Correlation.B48]/SUM([Correlation.B46:.B48])" office:value-type="percentage" office:value="0.832157800358637" calcext:value-type="percentage">
            <text:p>83.2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748" calcext:value-type="float">
            <text:p>105748</text:p>
          </table:table-cell>
          <table:table-cell table:style-name="ce3" office:value-type="percentage" office:value="0.808205253624573" calcext:value-type="percentage">
            <text:p>80.82%</text:p>
          </table:table-cell>
          <table:table-cell table:number-columns-repeated="2"/>
        </table:table-row>
      </table:table>
      <table:table table:name="LogRegSVD candidat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andidates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Article precision</text:p>
          </table:table-cell>
          <table:table-cell office:value-type="string" calcext:value-type="string">
            <text:p>Duration</text:p>
          </table:table-cell>
          <table:table-cell/>
          <table:table-cell table:style-name="ce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ticle</text:p>
          </table:table-cell>
          <table:table-cell office:value-type="float" office:value="0.0997315104208864" calcext:value-type="float">
            <text:p>0.0997315104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office:value-type="string" calcext:value-type="string">
            <text:p>2min (with 3 cores)</text:p>
          </table:table-cell>
          <table:table-cell/>
          <table:table-cell table:style-name="ce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ticle</text:p>
          </table:table-cell>
          <table:table-cell office:value-type="float" office:value="0.0997244307891891" calcext:value-type="float">
            <text:p>0.0997244308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34017868743" calcext:value-type="float">
            <text:p>0.1430340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97275053720976" calcext:value-type="float">
            <text:p>0.0997275054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41660616158" calcext:value-type="float">
            <text:p>0.1430416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cle</text:p>
          </table:table-cell>
          <table:table-cell office:value-type="float" office:value="0.0996876960382691" calcext:value-type="float">
            <text:p>0.099687696</text:p>
          </table:table-cell>
          <table:table-cell office:value-type="float" office:value="0.262181012023237" calcext:value-type="float">
            <text:p>0.262181012</text:p>
          </table:table-cell>
          <table:table-cell office:value-type="float" office:value="0.142911733910106" calcext:value-type="float">
            <text:p>0.1429117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363338525357" calcext:value-type="float">
            <text:p>0.1023633385</text:p>
          </table:table-cell>
          <table:table-cell office:value-type="float" office:value="0.268928912406751" calcext:value-type="float">
            <text:p>0.2689289124</text:p>
          </table:table-cell>
          <table:table-cell office:value-type="float" office:value="0.146840106081334" calcext:value-type="float">
            <text:p>0.1468401061</text:p>
          </table:table-cell>
          <table:table-cell office:value-type="string" calcext:value-type="string">
            <text:p>1m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rticle</text:p>
          </table:table-cell>
          <table:table-cell office:value-type="float" office:value="0.0993388001237766" calcext:value-type="float">
            <text:p>0.0993388001</text:p>
          </table:table-cell>
          <table:table-cell office:value-type="float" office:value="0.261258637150671" calcext:value-type="float">
            <text:p>0.2612586372</text:p>
          </table:table-cell>
          <table:table-cell office:value-type="float" office:value="0.142437883570386" calcext:value-type="float">
            <text:p>0.14243788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1980543412825" calcext:value-type="float">
            <text:p>0.1019805434</text:p>
          </table:table-cell>
          <table:table-cell office:value-type="float" office:value="0.267909445442335" calcext:value-type="float">
            <text:p>0.2679094454</text:p>
          </table:table-cell>
          <table:table-cell office:value-type="float" office:value="0.146228686288147" calcext:value-type="float">
            <text:p>0.1462286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ticle</text:p>
          </table:table-cell>
          <table:table-cell office:value-type="float" office:value="0.0988240714588421" calcext:value-type="float">
            <text:p>0.0988240715</text:p>
          </table:table-cell>
          <table:table-cell office:value-type="float" office:value="0.260061168017865" calcext:value-type="float">
            <text:p>0.260061168</text:p>
          </table:table-cell>
          <table:table-cell office:value-type="float" office:value="0.142147459168622" calcext:value-type="float">
            <text:p>0.1421474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0574515036406" calcext:value-type="float">
            <text:p>0.100574515</text:p>
          </table:table-cell>
          <table:table-cell office:value-type="float" office:value="0.264770134472547" calcext:value-type="float">
            <text:p>0.2647701345</text:p>
          </table:table-cell>
          <table:table-cell office:value-type="float" office:value="0.144379141413755" calcext:value-type="float">
            <text:p>0.1443791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ticle</text:p>
          </table:table-cell>
          <table:table-cell office:value-type="float" office:value="0.0972243145876834" calcext:value-type="float">
            <text:p>0.0972243146</text:p>
          </table:table-cell>
          <table:table-cell office:value-type="float" office:value="0.257116041231775" calcext:value-type="float">
            <text:p>0.2571160412</text:p>
          </table:table-cell>
          <table:table-cell office:value-type="float" office:value="0.140389627263209" calcext:value-type="float">
            <text:p>0.1403896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977898098922926" calcext:value-type="float">
            <text:p>0.0977898099</text:p>
          </table:table-cell>
          <table:table-cell office:value-type="float" office:value="0.260336262278104" calcext:value-type="float">
            <text:p>0.2603362623</text:p>
          </table:table-cell>
          <table:table-cell office:value-type="float" office:value="0.141589538607339" calcext:value-type="float">
            <text:p>0.1415895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rticle</text:p>
          </table:table-cell>
          <table:table-cell office:value-type="float" office:value="0.0795344588338671" calcext:value-type="float">
            <text:p>0.0795344588</text:p>
          </table:table-cell>
          <table:table-cell office:value-type="float" office:value="0.23030244186611" calcext:value-type="float">
            <text:p>0.2303024419</text:p>
          </table:table-cell>
          <table:table-cell office:value-type="float" office:value="0.124156431754087" calcext:value-type="float">
            <text:p>0.1241564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783767267235947" calcext:value-type="float">
            <text:p>0.0783767267</text:p>
          </table:table-cell>
          <table:table-cell office:value-type="float" office:value="0.229622797223166" calcext:value-type="float">
            <text:p>0.2296227972</text:p>
          </table:table-cell>
          <table:table-cell office:value-type="float" office:value="0.123483869981581" calcext:value-type="float">
            <text:p>0.12348387</text:p>
          </table:table-cell>
          <table:table-cell table:number-columns-repeated="3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5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table:number-columns-repeated="2"/>
          <table:table-cell office:value-type="string" calcext:value-type="string">
            <text:p>3 models</text:p>
          </table:table-cell>
          <table:table-cell table:number-columns-repeated="2"/>
          <table:table-cell office:value-type="string" calcext:value-type="string">
            <text:p>2 mod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table:style-name="ce4" office:value-type="float" office:value="0.0785389196495733" calcext:value-type="float">
            <text:p>0.0785389196</text:p>
          </table:table-cell>
          <table:table-cell table:style-name="ce10" office:value-type="float" office:value="0.260837904752658" calcext:value-type="float">
            <text:p>0.2608379048</text:p>
          </table:table-cell>
          <table:table-cell table:style-name="ce10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0851099770125837" calcext:value-type="float">
            <text:p>0.085109977</text:p>
          </table:table-cell>
          <table:table-cell table:style-name="ce4" office:value-type="float" office:value="0.254607828859006" calcext:value-type="float">
            <text:p>0.2546078289</text:p>
          </table:table-cell>
          <table:table-cell table:style-name="ce4"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6" office:value-type="float" office:value="0.0784664772334853" calcext:value-type="float">
            <text:p>0.0784664772</text:p>
          </table:table-cell>
          <table:table-cell table:style-name="ce6" office:value-type="float" office:value="0.259802255772934" calcext:value-type="float">
            <text:p>0.2598022558</text:p>
          </table:table-cell>
          <table:table-cell table:style-name="ce6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7" office:value-type="float" office:value="0.0861660704573377" calcext:value-type="float">
            <text:p>0.0861660705</text:p>
          </table:table-cell>
          <table:table-cell table:style-name="ce11" office:value-type="float" office:value="0.256743854879687" calcext:value-type="float">
            <text:p>0.2567438549</text:p>
          </table:table-cell>
          <table:table-cell table:style-name="ce11"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02113707842064" calcext:value-type="float">
            <text:p>0.0502113708</text:p>
          </table:table-cell>
          <table:table-cell table:style-name="ce4" office:value-type="float" office:value="0.190429956146738" calcext:value-type="float">
            <text:p>0.1904299561</text:p>
          </table:table-cell>
          <table:table-cell table:style-name="ce4"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table:style-name="ce4" office:value-type="float" office:value="0.0903257365616313" calcext:value-type="float">
            <text:p>0.0903257366</text:p>
          </table:table-cell>
          <table:table-cell table:style-name="ce4" office:value-type="float" office:value="0.280725601566419" calcext:value-type="float">
            <text:p>0.2807256016</text:p>
          </table:table-cell>
          <table:table-cell table:style-name="ce4"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10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33220055537523" calcext:value-type="float">
            <text:p>0.0633220056</text:p>
          </table:table-cell>
          <table:table-cell table:style-name="ce4" office:value-type="float" office:value="0.221208149262909" calcext:value-type="float">
            <text:p>0.2212081493</text:p>
          </table:table-cell>
          <table:table-cell table:style-name="ce4"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9" office:value-type="float" office:value="0.0895989107891598" calcext:value-type="float">
            <text:p>0.0895989108</text:p>
          </table:table-cell>
          <table:table-cell table:style-name="ce4" office:value-type="float" office:value="0.279544314448921" calcext:value-type="float">
            <text:p>0.2795443144</text:p>
          </table:table-cell>
          <table:table-cell table:style-name="ce10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4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1894536171347" calcext:value-type="float">
            <text:p>0.0618945362</text:p>
          </table:table-cell>
          <table:table-cell table:style-name="ce4" office:value-type="float" office:value="0.219023577196304" calcext:value-type="float">
            <text:p>0.2190235772</text:p>
          </table:table-cell>
          <table:table-cell table:style-name="ce4"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table:style-name="ce4" office:value-type="float" office:value="0.0905563826798685" calcext:value-type="float">
            <text:p>0.0905563827</text:p>
          </table:table-cell>
          <table:table-cell table:style-name="ce4" office:value-type="float" office:value="0.280045956923475" calcext:value-type="float">
            <text:p>0.2800459569</text:p>
          </table:table-cell>
          <table:table-cell table:style-name="ce4"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52826056487077" calcext:value-type="float">
            <text:p>0.0652826056</text:p>
          </table:table-cell>
          <table:table-cell table:style-name="ce4" office:value-type="float" office:value="0.220835962910821" calcext:value-type="float">
            <text:p>0.2208359629</text:p>
          </table:table-cell>
          <table:table-cell table:style-name="ce4"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table:style-name="ce4" office:value-type="float" office:value="0.0820416216668813" calcext:value-type="float">
            <text:p>0.0820416217</text:p>
          </table:table-cell>
          <table:table-cell table:style-name="ce4" office:value-type="float" office:value="0.258167872226807" calcext:value-type="float">
            <text:p>0.2581678722</text:p>
          </table:table-cell>
          <table:table-cell table:style-name="ce4"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78106761169206" calcext:value-type="float">
            <text:p>0.0978106761</text:p>
          </table:table-cell>
          <table:table-cell table:style-name="ce4" office:value-type="float" office:value="0.28258653332686" calcext:value-type="float">
            <text:p>0.2825865333</text:p>
          </table:table-cell>
          <table:table-cell table:style-name="ce4"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65061967418082" calcext:value-type="float">
            <text:p>0.0865061967</text:p>
          </table:table-cell>
          <table:table-cell table:style-name="ce4" office:value-type="float" office:value="0.267618169166788" calcext:value-type="float">
            <text:p>0.2676181692</text:p>
          </table:table-cell>
          <table:table-cell table:style-name="ce4"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88897145420006" calcext:value-type="float">
            <text:p>0.0988897145</text:p>
          </table:table-cell>
          <table:table-cell table:style-name="ce8" office:value-type="float" office:value="0.285256565852711" calcext:value-type="float">
            <text:p>0.2852565659</text:p>
          </table:table-cell>
          <table:table-cell table:style-name="ce8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495895731822031" calcext:value-type="float">
            <text:p>0.0495895732</text:p>
          </table:table-cell>
          <table:table-cell table:style-name="ce4" office:value-type="float" office:value="0.18220949237018" calcext:value-type="float">
            <text:p>0.1822094924</text:p>
          </table:table-cell>
          <table:table-cell table:style-name="ce4"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table:style-name="ce4" office:value-type="float" office:value="0.089014494094121" calcext:value-type="float">
            <text:p>0.0890144941</text:p>
          </table:table-cell>
          <table:table-cell table:style-name="ce4" office:value-type="float" office:value="0.269996925417092" calcext:value-type="float">
            <text:p>0.2699969254</text:p>
          </table:table-cell>
          <table:table-cell table:style-name="ce4"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0000396371797" calcext:value-type="float">
            <text:p>0.1000003964</text:p>
          </table:table-cell>
          <table:table-cell table:style-name="ce4" office:value-type="float" office:value="0.286081848633429" calcext:value-type="float">
            <text:p>0.2860818486</text:p>
          </table:table-cell>
          <table:table-cell table:style-name="ce4"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84042065419608" calcext:value-type="float">
            <text:p>0.0884042065</text:p>
          </table:table-cell>
          <table:table-cell table:style-name="ce4" office:value-type="float" office:value="0.26849199799343" calcext:value-type="float">
            <text:p>0.268491998</text:p>
          </table:table-cell>
          <table:table-cell table:style-name="ce4"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1021832108626" calcext:value-type="float">
            <text:p>0.1010218321</text:p>
          </table:table-cell>
          <table:table-cell table:style-name="ce8" office:value-type="float" office:value="0.288331148761267" calcext:value-type="float">
            <text:p>0.2883311488</text:p>
          </table:table-cell>
          <table:table-cell table:style-name="ce8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table:style-name="ce4" office:value-type="float" office:value="0.0607908072640599" calcext:value-type="float">
            <text:p>0.0607908073</text:p>
          </table:table-cell>
          <table:table-cell table:style-name="ce4" office:value-type="float" office:value="0.203812482806609" calcext:value-type="float">
            <text:p>0.2038124828</text:p>
          </table:table-cell>
          <table:table-cell table:style-name="ce4"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2382793030992" calcext:value-type="float">
            <text:p>0.102382793</text:p>
          </table:table-cell>
          <table:table-cell table:style-name="ce8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table:style-name="ce4" office:value-type="float" office:value="0.0976435682249295" calcext:value-type="float">
            <text:p>0.0976435682</text:p>
          </table:table-cell>
          <table:table-cell table:style-name="ce4" office:value-type="float" office:value="0.285062381669013" calcext:value-type="float">
            <text:p>0.2850623817</text:p>
          </table:table-cell>
          <table:table-cell table:style-name="ce4"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10232721272502" calcext:value-type="float">
            <text:p>0.1023272127</text:p>
          </table:table-cell>
          <table:table-cell table:style-name="ce4" office:value-type="float" office:value="0.289544799909381" calcext:value-type="float">
            <text:p>0.2895447999</text:p>
          </table:table-cell>
          <table:table-cell table:style-name="ce4"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67445414628027" calcext:value-type="float">
            <text:p>0.0967445415</text:p>
          </table:table-cell>
          <table:table-cell table:style-name="ce4" office:value-type="float" office:value="0.283476544168811" calcext:value-type="float">
            <text:p>0.2834765442</text:p>
          </table:table-cell>
          <table:table-cell table:style-name="ce4"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8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698765952556384" calcext:value-type="float">
            <text:p>0.0698765953</text:p>
          </table:table-cell>
          <table:table-cell table:style-name="ce4" office:value-type="float" office:value="0.224832920691943" calcext:value-type="float">
            <text:p>0.2248329207</text:p>
          </table:table-cell>
          <table:table-cell table:style-name="ce4"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table:style-name="ce4" office:value-type="float" office:value="0.094937938040794" calcext:value-type="float">
            <text:p>0.094937938</text:p>
          </table:table-cell>
          <table:table-cell table:style-name="ce4" office:value-type="float" office:value="0.273961519167597" calcext:value-type="float">
            <text:p>0.2739615192</text:p>
          </table:table-cell>
          <table:table-cell table:style-name="ce4"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0364600709069" calcext:value-type="float">
            <text:p>0.1003646007</text:p>
          </table:table-cell>
          <table:table-cell table:style-name="ce4" office:value-type="float" office:value="0.279350130265223" calcext:value-type="float">
            <text:p>0.2793501303</text:p>
          </table:table-cell>
          <table:table-cell table:style-name="ce4"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713396229374" calcext:value-type="float">
            <text:p>0.0946713396</text:p>
          </table:table-cell>
          <table:table-cell table:style-name="ce4" office:value-type="float" office:value="0.273734970953282" calcext:value-type="float">
            <text:p>0.273734971</text:p>
          </table:table-cell>
          <table:table-cell table:style-name="ce4"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8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8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90820839103369" calcext:value-type="float">
            <text:p>0.0690820839</text:p>
          </table:table-cell>
          <table:table-cell table:style-name="ce4" office:value-type="float" office:value="0.211952036506627" calcext:value-type="float">
            <text:p>0.2119520365</text:p>
          </table:table-cell>
          <table:table-cell table:style-name="ce4"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table:style-name="ce4" office:value-type="float" office:value="0.109063137661583" calcext:value-type="float">
            <text:p>0.1090631377</text:p>
          </table:table-cell>
          <table:table-cell table:style-name="ce4" office:value-type="float" office:value="0.292311924527081" calcext:value-type="float">
            <text:p>0.2923119245</text:p>
          </table:table-cell>
          <table:table-cell table:style-name="ce4"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10" office:value-type="float" office:value="0.110695111111883" calcext:value-type="float">
            <text:p>0.1106951111</text:p>
          </table:table-cell>
          <table:table-cell table:style-name="ce4" office:value-type="float" office:value="0.297020890981763" calcext:value-type="float">
            <text:p>0.297020891</text:p>
          </table:table-cell>
          <table:table-cell table:style-name="ce4"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8835008585197" calcext:value-type="float">
            <text:p>0.1088350086</text:p>
          </table:table-cell>
          <table:table-cell table:style-name="ce4" office:value-type="float" office:value="0.291972102205609" calcext:value-type="float">
            <text:p>0.2919721022</text:p>
          </table:table-cell>
          <table:table-cell table:style-name="ce4"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8" office:value-type="float" office:value="0.297571079502241" calcext:value-type="float">
            <text:p>0.2975710795</text:p>
          </table:table-cell>
          <table:table-cell table:style-name="ce8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1019349010339" calcext:value-type="float">
            <text:p>0.081019349</text:p>
          </table:table-cell>
          <table:table-cell table:style-name="ce4" office:value-type="float" office:value="0.219169215334078" calcext:value-type="float">
            <text:p>0.2191692153</text:p>
          </table:table-cell>
          <table:table-cell table:style-name="ce4"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table:style-name="ce12" office:value-type="string" calcext:value-type="string">
            <text:p>0.10863467824719424</text:p>
          </table:table-cell>
          <table:table-cell table:style-name="ce4" office:value-type="float" office:value="0.286858585368222" calcext:value-type="float">
            <text:p>0.2868585854</text:p>
          </table:table-cell>
          <table:table-cell table:style-name="ce4" office:value-type="float" office:value="0.158418868414818" calcext:value-type="float">
            <text:p>0.1584188684</text:p>
          </table:table-cell>
          <table:table-cell table:style-name="ce4" office:value-type="float" office:value="0.105397223464983" calcext:value-type="float">
            <text:p>0.1053972235</text:p>
          </table:table-cell>
          <table:table-cell table:style-name="ce4" office:value-type="float" office:value="0.278249753224267" calcext:value-type="float">
            <text:p>0.2782497532</text:p>
          </table:table-cell>
          <table:table-cell table:style-name="ce10" office:value-type="float" office:value="0.152809091812325" calcext:value-type="float">
            <text:p>0.1528090918</text:p>
          </table:table-cell>
          <table:table-cell table:style-name="ce4" office:value-type="float" office:value="0.0991531059995869" calcext:value-type="float">
            <text:p>0.099153106</text:p>
          </table:table-cell>
          <table:table-cell table:style-name="ce4" office:value-type="float" office:value="0.261485185364985" calcext:value-type="float">
            <text:p>0.2614851854</text:p>
          </table:table-cell>
          <table:table-cell table:style-name="ce4"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table:style-name="ce4" office:value-type="float" office:value="0.110637877357169" calcext:value-type="float">
            <text:p>0.1106378774</text:p>
          </table:table-cell>
          <table:table-cell table:style-name="ce4" office:value-type="float" office:value="0.292554654756703" calcext:value-type="float">
            <text:p>0.2925546548</text:p>
          </table:table-cell>
          <table:table-cell table:style-name="ce4" office:value-type="float" office:value="0.161667036066125" calcext:value-type="float">
            <text:p>0.1616670361</text:p>
          </table:table-cell>
          <table:table-cell table:style-name="ce4" office:value-type="float" office:value="0.10693973327105" calcext:value-type="float">
            <text:p>0.1069397333</text:p>
          </table:table-cell>
          <table:table-cell table:style-name="ce10" office:value-type="float" office:value="0.283962004628056" calcext:value-type="float">
            <text:p>0.2839620046</text:p>
          </table:table-cell>
          <table:table-cell table:style-name="ce4" office:value-type="float" office:value="0.155193629005755" calcext:value-type="float">
            <text:p>0.155193629</text:p>
          </table:table-cell>
          <table:table-cell table:style-name="ce10" office:value-type="float" office:value="0.100222612308743" calcext:value-type="float">
            <text:p>0.1002226123</text:p>
          </table:table-cell>
          <table:table-cell table:style-name="ce4" office:value-type="float" office:value="0.267521077074939" calcext:value-type="float">
            <text:p>0.2675210771</text:p>
          </table:table-cell>
          <table:table-cell table:style-name="ce10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table:style-name="ce4" office:value-type="float" office:value="0.108737006713032" calcext:value-type="float">
            <text:p>0.1087370067</text:p>
          </table:table-cell>
          <table:table-cell table:style-name="ce4" office:value-type="float" office:value="0.286761493276373" calcext:value-type="float">
            <text:p>0.2867614933</text:p>
          </table:table-cell>
          <table:table-cell table:style-name="ce4" office:value-type="float" office:value="0.158373011930329" calcext:value-type="float">
            <text:p>0.1583730119</text:p>
          </table:table-cell>
          <table:table-cell table:style-name="ce4" office:value-type="float" office:value="0.105293696426746" calcext:value-type="float">
            <text:p>0.1052936964</text:p>
          </table:table-cell>
          <table:table-cell table:style-name="ce4" office:value-type="float" office:value="0.278071751055876" calcext:value-type="float">
            <text:p>0.2780717511</text:p>
          </table:table-cell>
          <table:table-cell table:style-name="ce4" office:value-type="float" office:value="0.15256452389505" calcext:value-type="float">
            <text:p>0.1525645239</text:p>
          </table:table-cell>
          <table:table-cell table:style-name="ce4" office:value-type="float" office:value="0.0990973877652421" calcext:value-type="float">
            <text:p>0.0990973878</text:p>
          </table:table-cell>
          <table:table-cell table:style-name="ce4" office:value-type="float" office:value="0.261371911257828" calcext:value-type="float">
            <text:p>0.2613719113</text:p>
          </table:table-cell>
          <table:table-cell table:style-name="ce4"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292910659093483" calcext:value-type="float">
            <text:p>0.2929106591</text:p>
          </table:table-cell>
          <table:table-cell table:style-name="ce8" office:value-type="float" office:value="0.161781677277348" calcext:value-type="float">
            <text:p>0.1617816773</text:p>
          </table:table-cell>
          <table:table-cell table:style-name="ce8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table:style-name="ce4" office:value-type="float" office:value="0.111863609110458" calcext:value-type="float">
            <text:p>0.1118636091</text:p>
          </table:table-cell>
          <table:table-cell table:style-name="ce4" office:value-type="float" office:value="0.294690680777384" calcext:value-type="float">
            <text:p>0.2946906808</text:p>
          </table:table-cell>
          <table:table-cell table:style-name="ce4"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08997310736682" calcext:value-type="float">
            <text:p>0.0808997311</text:p>
          </table:table-cell>
          <table:table-cell table:style-name="ce4" office:value-type="float" office:value="0.214185154619156" calcext:value-type="float">
            <text:p>0.2141851546</text:p>
          </table:table-cell>
          <table:table-cell table:style-name="ce4"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table:style-name="ce4" office:value-type="float" office:value="0.112619876215365" calcext:value-type="float">
            <text:p>0.1126198762</text:p>
          </table:table-cell>
          <table:table-cell table:style-name="ce4" office:value-type="float" office:value="0.296470702461285" calcext:value-type="float">
            <text:p>0.2964707025</text:p>
          </table:table-cell>
          <table:table-cell table:style-name="ce4"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23482005464333" calcext:value-type="float">
            <text:p>0.0823482005</text:p>
          </table:table-cell>
          <table:table-cell table:style-name="ce4" office:value-type="float" office:value="0.219654675793323" calcext:value-type="float">
            <text:p>0.2196546758</text:p>
          </table:table-cell>
          <table:table-cell table:style-name="ce4"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table:style-name="ce4" office:value-type="string" calcext:value-type="string">
            <text:p>0.09487253876476344</text:p>
          </table:table-cell>
          <table:table-cell table:style-name="ce4" office:value-type="string" calcext:value-type="string">
            <text:p>0.2666148842176805</text:p>
          </table:table-cell>
          <table:table-cell table:style-name="ce4"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821651502449926</text:p>
          </table:table-cell>
          <table:table-cell table:style-name="ce4" office:value-type="string" calcext:value-type="string">
            <text:p>0.23789180704564947</text:p>
          </table:table-cell>
          <table:table-cell table:style-name="ce4"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table:style-name="ce4" office:value-type="float" office:value="0.112814438138636" calcext:value-type="float">
            <text:p>0.1128144381</text:p>
          </table:table-cell>
          <table:table-cell table:style-name="ce4" office:value-type="float" office:value="0.300597116364872" calcext:value-type="float">
            <text:p>0.3005971164</text:p>
          </table:table-cell>
          <table:table-cell table:style-name="ce4"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12929355491781" calcext:value-type="float">
            <text:p>0.0912929355</text:p>
          </table:table-cell>
          <table:table-cell table:style-name="ce4" office:value-type="float" office:value="0.24439697719954" calcext:value-type="float">
            <text:p>0.2443969772</text:p>
          </table:table-cell>
          <table:table-cell table:style-name="ce4"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table:style-name="ce4" office:value-type="float" office:value="0.113471095183003" calcext:value-type="float">
            <text:p>0.1134710952</text:p>
          </table:table-cell>
          <table:table-cell table:style-name="ce4" office:value-type="float" office:value="0.30177840348237" calcext:value-type="float">
            <text:p>0.3017784035</text:p>
          </table:table-cell>
          <table:table-cell table:style-name="ce4" office:value-type="float" office:value="0.168988788089542" calcext:value-type="float">
            <text:p>0.1689887881</text:p>
          </table:table-cell>
          <table:table-cell table:style-name="ce4" office:value-type="float" office:value="0.111577079208958" calcext:value-type="float">
            <text:p>0.1115770792</text:p>
          </table:table-cell>
          <table:table-cell table:style-name="ce4" office:value-type="float" office:value="0.293849215981358" calcext:value-type="float">
            <text:p>0.293849216</text:p>
          </table:table-cell>
          <table:table-cell table:style-name="ce4" office:value-type="float" office:value="0.163508938193102" calcext:value-type="float">
            <text:p>0.1635089382</text:p>
          </table:table-cell>
          <table:table-cell table:style-name="ce4" office:value-type="float" office:value="0.107496872059752" calcext:value-type="float">
            <text:p>0.1074968721</text:p>
          </table:table-cell>
          <table:table-cell table:style-name="ce4" office:value-type="float" office:value="0.281356700163438" calcext:value-type="float">
            <text:p>0.2813567002</text:p>
          </table:table-cell>
          <table:table-cell table:style-name="ce4"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table:style-name="ce4" office:value-type="float" office:value="0.115769466273316" calcext:value-type="float">
            <text:p>0.1157694663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71304540556239" calcext:value-type="float">
            <text:p>0.1713045406</text:p>
          </table:table-cell>
          <table:table-cell table:style-name="ce4" office:value-type="float" office:value="0.113869048888597" calcext:value-type="float">
            <text:p>0.1138690489</text:p>
          </table:table-cell>
          <table:table-cell table:style-name="ce10" office:value-type="float" office:value="0.300451478227098" calcext:value-type="float">
            <text:p>0.3004514782</text:p>
          </table:table-cell>
          <table:table-cell table:style-name="ce10" office:value-type="float" office:value="0.167399096627256" calcext:value-type="float">
            <text:p>0.1673990966</text:p>
          </table:table-cell>
          <table:table-cell table:style-name="ce4" office:value-type="float" office:value="0.109788695900624" calcext:value-type="float">
            <text:p>0.1097886959</text:p>
          </table:table-cell>
          <table:table-cell table:style-name="ce10" office:value-type="float" office:value="0.287651504118323" calcext:value-type="float">
            <text:p>0.2876515041</text:p>
          </table:table-cell>
          <table:table-cell table:style-name="ce10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table:style-name="ce4" office:value-type="float" office:value="0.113418930526798" calcext:value-type="float">
            <text:p>0.1134189305</text:p>
          </table:table-cell>
          <table:table-cell table:style-name="ce4" office:value-type="float" office:value="0.301228214961891" calcext:value-type="float">
            <text:p>0.301228215</text:p>
          </table:table-cell>
          <table:table-cell table:style-name="ce4" office:value-type="float" office:value="0.16863722170846" calcext:value-type="float">
            <text:p>0.1686372217</text:p>
          </table:table-cell>
          <table:table-cell table:style-name="ce4" office:value-type="float" office:value="0.11150756935398" calcext:value-type="float">
            <text:p>0.1115075694</text:p>
          </table:table-cell>
          <table:table-cell table:style-name="ce4" office:value-type="float" office:value="0.294043400165057" calcext:value-type="float">
            <text:p>0.2940434002</text:p>
          </table:table-cell>
          <table:table-cell table:style-name="ce4" office:value-type="float" office:value="0.163638864899154" calcext:value-type="float">
            <text:p>0.1636388649</text:p>
          </table:table-cell>
          <table:table-cell table:style-name="ce4" office:value-type="float" office:value="0.107515924192919" calcext:value-type="float">
            <text:p>0.1075159242</text:p>
          </table:table-cell>
          <table:table-cell table:style-name="ce4" office:value-type="float" office:value="0.281502338301212" calcext:value-type="float">
            <text:p>0.2815023383</text:p>
          </table:table-cell>
          <table:table-cell table:style-name="ce4"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306697736136058" calcext:value-type="float">
            <text:p>0.3066977361</text:p>
          </table:table-cell>
          <table:table-cell table:style-name="ce8" office:value-type="float" office:value="0.171671392432152" calcext:value-type="float">
            <text:p>0.1716713924</text:p>
          </table:table-cell>
          <table:table-cell table:style-name="ce8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8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8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table:style-name="ce4" office:value-type="float" office:value="0.115221681097153" calcext:value-type="float">
            <text:p>0.1152216811</text:p>
          </table:table-cell>
          <table:table-cell table:style-name="ce4" office:value-type="float" office:value="0.305645905141026" calcext:value-type="float">
            <text:p>0.3056459051</text:p>
          </table:table-cell>
          <table:table-cell table:style-name="ce4" office:value-type="float" office:value="0.171075258133794" calcext:value-type="float">
            <text:p>0.1710752581</text:p>
          </table:table-cell>
          <table:table-cell table:style-name="ce4" office:value-type="float" office:value="0.113354046942375" calcext:value-type="float">
            <text:p>0.1133540469</text:p>
          </table:table-cell>
          <table:table-cell table:style-name="ce4" office:value-type="float" office:value="0.300241112028092" calcext:value-type="float">
            <text:p>0.300241112</text:p>
          </table:table-cell>
          <table:table-cell table:style-name="ce4" office:value-type="float" office:value="0.167995230925613" calcext:value-type="float">
            <text:p>0.1679952309</text:p>
          </table:table-cell>
          <table:table-cell table:style-name="ce4" office:value-type="float" office:value="0.110065052799013" calcext:value-type="float">
            <text:p>0.1100650528</text:p>
          </table:table-cell>
          <table:table-cell table:style-name="ce4" office:value-type="float" office:value="0.289609527970613" calcext:value-type="float">
            <text:p>0.289609528</text:p>
          </table:table-cell>
          <table:table-cell table:style-name="ce4"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7502090805688" calcext:value-type="float">
            <text:p>0.1175020908</text:p>
          </table:table-cell>
          <table:table-cell table:style-name="ce10" office:value-type="float" office:value="0.310824150039646" calcext:value-type="float">
            <text:p>0.31082415</text:p>
          </table:table-cell>
          <table:table-cell table:style-name="ce10" office:value-type="float" office:value="0.174109428857486" calcext:value-type="float">
            <text:p>0.1741094289</text:p>
          </table:table-cell>
          <table:table-cell table:style-name="ce4" office:value-type="float" office:value="0.115965916151265" calcext:value-type="float">
            <text:p>0.1159659162</text:p>
          </table:table-cell>
          <table:table-cell table:style-name="ce4" office:value-type="float" office:value="0.306309367768662" calcext:value-type="float">
            <text:p>0.3063093678</text:p>
          </table:table-cell>
          <table:table-cell table:style-name="ce10" office:value-type="float" office:value="0.171220470334676" calcext:value-type="float">
            <text:p>0.1712204703</text:p>
          </table:table-cell>
          <table:table-cell table:style-name="ce4" office:value-type="float" office:value="0.112699878594115" calcext:value-type="float">
            <text:p>0.1126998786</text:p>
          </table:table-cell>
          <table:table-cell table:style-name="ce4" office:value-type="float" office:value="0.295402689450944" calcext:value-type="float">
            <text:p>0.2954026895</text:p>
          </table:table-cell>
          <table:table-cell table:style-name="ce4"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5215930762675" calcext:value-type="float">
            <text:p>0.1152159308</text:p>
          </table:table-cell>
          <table:table-cell table:style-name="ce4" office:value-type="float" office:value="0.305306082819554" calcext:value-type="float">
            <text:p>0.3053060828</text:p>
          </table:table-cell>
          <table:table-cell table:style-name="ce4" office:value-type="float" office:value="0.170845975711349" calcext:value-type="float">
            <text:p>0.1708459757</text:p>
          </table:table-cell>
          <table:table-cell table:style-name="ce4" office:value-type="float" office:value="0.113291260133" calcext:value-type="float">
            <text:p>0.1132912601</text:p>
          </table:table-cell>
          <table:table-cell table:style-name="ce4" office:value-type="float" office:value="0.299966017767853" calcext:value-type="float">
            <text:p>0.2999660178</text:p>
          </table:table-cell>
          <table:table-cell table:style-name="ce4" office:value-type="float" office:value="0.167865304219561" calcext:value-type="float">
            <text:p>0.1678653042</text:p>
          </table:table-cell>
          <table:table-cell table:style-name="ce4" office:value-type="float" office:value="0.109978648519984" calcext:value-type="float">
            <text:p>0.1099786485</text:p>
          </table:table-cell>
          <table:table-cell table:style-name="ce4" office:value-type="float" office:value="0.289431525802223" calcext:value-type="float">
            <text:p>0.2894315258</text:p>
          </table:table-cell>
          <table:table-cell table:style-name="ce4"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8" office:value-type="float" office:value="0.11607412318666" calcext:value-type="float">
            <text:p>0.1160741232</text:p>
          </table:table-cell>
          <table:table-cell table:style-name="ce8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8" office:value-type="float" office:value="0.112811382385926" calcext:value-type="float">
            <text:p>0.1128113824</text:p>
          </table:table-cell>
          <table:table-cell table:style-name="ce8" office:value-type="float" office:value="0.295791057818341" calcext:value-type="float">
            <text:p>0.2957910578</text:p>
          </table:table-cell>
          <table:table-cell table:style-name="ce8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table:style-name="ce4" office:value-type="float" office:value="0.0737195705046881" calcext:value-type="float">
            <text:p>0.0737195705</text:p>
          </table:table-cell>
          <table:table-cell table:style-name="ce4" office:value-type="float" office:value="0.236678155897535" calcext:value-type="float">
            <text:p>0.2366781559</text:p>
          </table:table-cell>
          <table:table-cell table:style-name="ce4"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7721298638721" calcext:value-type="float">
            <text:p>0.1077212986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729574082886474" calcext:value-type="float">
            <text:p>0.0729574083</text:p>
          </table:table-cell>
          <table:table-cell table:style-name="ce4" office:value-type="float" office:value="0.235626324902503" calcext:value-type="float">
            <text:p>0.2356263249</text:p>
          </table:table-cell>
          <table:table-cell table:style-name="ce4"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08861801283975" calcext:value-type="float">
            <text:p>0.1088618013</text:p>
          </table:table-cell>
          <table:table-cell table:style-name="ce8" office:value-type="float" office:value="0.306989012411606" calcext:value-type="float">
            <text:p>0.3069890124</text:p>
          </table:table-cell>
          <table:table-cell table:style-name="ce8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253018259215865" calcext:value-type="float">
            <text:p>0.0253018259</text:p>
          </table:table-cell>
          <table:table-cell table:style-name="ce4" office:value-type="float" office:value="0.118824538408013" calcext:value-type="float">
            <text:p>0.1188245384</text:p>
          </table:table-cell>
          <table:table-cell table:style-name="ce4"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table:style-name="ce4" office:value-type="float" office:value="0.112077333668826" calcext:value-type="float">
            <text:p>0.1120773337</text:p>
          </table:table-cell>
          <table:table-cell table:style-name="ce4" office:value-type="float" office:value="0.292538472741395" calcext:value-type="float">
            <text:p>0.2925384727</text:p>
          </table:table-cell>
          <table:table-cell table:style-name="ce4"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75884657001" calcext:value-type="float">
            <text:p>0.1127758847</text:p>
          </table:table-cell>
          <table:table-cell table:style-name="ce4" office:value-type="float" office:value="0.294399404501837" calcext:value-type="float">
            <text:p>0.2943994045</text:p>
          </table:table-cell>
          <table:table-cell table:style-name="ce4"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1972600238962" calcext:value-type="float">
            <text:p>0.1119726002</text:p>
          </table:table-cell>
          <table:table-cell table:style-name="ce4" office:value-type="float" office:value="0.292263378481156" calcext:value-type="float">
            <text:p>0.2922633785</text:p>
          </table:table-cell>
          <table:table-cell table:style-name="ce4"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8" office:value-type="float" office:value="0.294658316746768" calcext:value-type="float">
            <text:p>0.2946583167</text:p>
          </table:table-cell>
          <table:table-cell table:style-name="ce8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857159973628131" calcext:value-type="float">
            <text:p>0.0857159974</text:p>
          </table:table-cell>
          <table:table-cell table:style-name="ce4" office:value-type="float" office:value="0.223570723497904" calcext:value-type="float">
            <text:p>0.2235707235</text:p>
          </table:table-cell>
          <table:table-cell table:style-name="ce4"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table:style-name="ce4" office:value-type="float" office:value="0.11238093672743" calcext:value-type="float">
            <text:p>0.1123809367</text:p>
          </table:table-cell>
          <table:table-cell table:style-name="ce4" office:value-type="float" office:value="0.293752123889509" calcext:value-type="float">
            <text:p>0.2937521239</text:p>
          </table:table-cell>
          <table:table-cell table:style-name="ce4"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3426983821872" calcext:value-type="float">
            <text:p>0.1134269838</text:p>
          </table:table-cell>
          <table:table-cell table:style-name="ce4" office:value-type="float" office:value="0.296697250675599" calcext:value-type="float">
            <text:p>0.2966972507</text:p>
          </table:table-cell>
          <table:table-cell table:style-name="ce4"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2319682335674" calcext:value-type="float">
            <text:p>0.1123196823</text:p>
          </table:table-cell>
          <table:table-cell table:style-name="ce4" office:value-type="float" office:value="0.293865397996666" calcext:value-type="float">
            <text:p>0.293865398</text:p>
          </table:table-cell>
          <table:table-cell table:style-name="ce4"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8" office:value-type="float" office:value="0.113457668426024" calcext:value-type="float">
            <text:p>0.1134576684</text:p>
          </table:table-cell>
          <table:table-cell table:style-name="ce8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8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832018560378908" calcext:value-type="float">
            <text:p>0.083201856</text:p>
          </table:table-cell>
          <table:table-cell table:style-name="ce4" office:value-type="float" office:value="0.218295386507436" calcext:value-type="float">
            <text:p>0.2182953865</text:p>
          </table:table-cell>
          <table:table-cell table:style-name="ce4"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table:style-name="ce4" office:value-type="float" office:value="0.0839941334921194" calcext:value-type="float">
            <text:p>0.0839941335</text:p>
          </table:table-cell>
          <table:table-cell table:style-name="ce4" office:value-type="float" office:value="0.255530203731573" calcext:value-type="float">
            <text:p>0.2555302037</text:p>
          </table:table-cell>
          <table:table-cell table:style-name="ce4"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4443929408597" calcext:value-type="float">
            <text:p>0.1144439294</text:p>
          </table:table-cell>
          <table:table-cell table:style-name="ce4" office:value-type="float" office:value="0.321698464326747" calcext:value-type="float">
            <text:p>0.3216984643</text:p>
          </table:table-cell>
          <table:table-cell table:style-name="ce4"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32302729046756" calcext:value-type="float">
            <text:p>0.0832302729</text:p>
          </table:table-cell>
          <table:table-cell table:style-name="ce4" office:value-type="float" office:value="0.254348916614075" calcext:value-type="float">
            <text:p>0.2543489166</text:p>
          </table:table-cell>
          <table:table-cell table:style-name="ce4"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5501557990099" calcext:value-type="float">
            <text:p>0.115501558</text:p>
          </table:table-cell>
          <table:table-cell table:style-name="ce8" office:value-type="float" office:value="0.323154845704484" calcext:value-type="float">
            <text:p>0.3231548457</text:p>
          </table:table-cell>
          <table:table-cell table:style-name="ce8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452359601500801" calcext:value-type="float">
            <text:p>0.0452359602</text:p>
          </table:table-cell>
          <table:table-cell table:style-name="ce4" office:value-type="float" office:value="0.169781704613493" calcext:value-type="float">
            <text:p>0.1697817046</text:p>
          </table:table-cell>
          <table:table-cell table:style-name="ce4"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table:style-name="ce4" office:value-type="float" office:value="0.115491947431688" calcext:value-type="float">
            <text:p>0.1154919474</text:p>
          </table:table-cell>
          <table:table-cell table:style-name="ce4" office:value-type="float" office:value="0.30231240998754" calcext:value-type="float">
            <text:p>0.30231241</text:p>
          </table:table-cell>
          <table:table-cell table:style-name="ce4"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8796874449" calcext:value-type="float">
            <text:p>0.1165879687</text:p>
          </table:table-cell>
          <table:table-cell table:style-name="ce10" office:value-type="float" office:value="0.30462643817661" calcext:value-type="float">
            <text:p>0.3046264382</text:p>
          </table:table-cell>
          <table:table-cell table:style-name="ce4"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5414914572535" calcext:value-type="float">
            <text:p>0.1154149146</text:p>
          </table:table-cell>
          <table:table-cell table:style-name="ce4" office:value-type="float" office:value="0.302085861773225" calcext:value-type="float">
            <text:p>0.3020858618</text:p>
          </table:table-cell>
          <table:table-cell table:style-name="ce4"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8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81757437203306" calcext:value-type="float">
            <text:p>0.0981757437</text:p>
          </table:table-cell>
          <table:table-cell table:style-name="ce4" office:value-type="float" office:value="0.253831092124213" calcext:value-type="float">
            <text:p>0.2538310921</text:p>
          </table:table-cell>
          <table:table-cell table:style-name="ce4"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table:style-name="ce4" office:value-type="float" office:value="0.114800100434144" calcext:value-type="float">
            <text:p>0.1148001004</text:p>
          </table:table-cell>
          <table:table-cell table:style-name="ce4" office:value-type="float" office:value="0.302716960370245" calcext:value-type="float">
            <text:p>0.3027169604</text:p>
          </table:table-cell>
          <table:table-cell table:style-name="ce4"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3807730655" calcext:value-type="float">
            <text:p>0.1165380773</text:p>
          </table:table-cell>
          <table:table-cell table:style-name="ce10" office:value-type="float" office:value="0.306115183584964" calcext:value-type="float">
            <text:p>0.3061151836</text:p>
          </table:table-cell>
          <table:table-cell table:style-name="ce4"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4787689385411" calcext:value-type="float">
            <text:p>0.1147876894</text:p>
          </table:table-cell>
          <table:table-cell table:style-name="ce4" office:value-type="float" office:value="0.302506594171238" calcext:value-type="float">
            <text:p>0.3025065942</text:p>
          </table:table-cell>
          <table:table-cell table:style-name="ce4"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8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67379758443583" calcext:value-type="float">
            <text:p>0.0967379758</text:p>
          </table:table-cell>
          <table:table-cell table:style-name="ce4" office:value-type="float" office:value="0.254332734598767" calcext:value-type="float">
            <text:p>0.2543327346</text:p>
          </table:table-cell>
          <table:table-cell table:style-name="ce4"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table:style-name="ce4" office:value-type="float" office:value="0.0886643241411004" calcext:value-type="float">
            <text:p>0.0886643241</text:p>
          </table:table-cell>
          <table:table-cell table:style-name="ce4" office:value-type="float" office:value="0.264753952457239" calcext:value-type="float">
            <text:p>0.2647539525</text:p>
          </table:table-cell>
          <table:table-cell table:style-name="ce4"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1083716818" calcext:value-type="float">
            <text:p>0.1170210837</text:p>
          </table:table-cell>
          <table:table-cell table:style-name="ce4" office:value-type="float" office:value="0.327701992006084" calcext:value-type="float">
            <text:p>0.327701992</text:p>
          </table:table-cell>
          <table:table-cell table:style-name="ce4"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8338401032671" calcext:value-type="float">
            <text:p>0.088338401</text:p>
          </table:table-cell>
          <table:table-cell table:style-name="ce4" office:value-type="float" office:value="0.263540301309125" calcext:value-type="float">
            <text:p>0.2635403013</text:p>
          </table:table-cell>
          <table:table-cell table:style-name="ce4"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57312295809598" calcext:value-type="float">
            <text:p>0.0573122958</text:p>
          </table:table-cell>
          <table:table-cell table:style-name="ce4" office:value-type="float" office:value="0.193763451300225" calcext:value-type="float">
            <text:p>0.1937634513</text:p>
          </table:table-cell>
          <table:table-cell table:style-name="ce4"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table:style-name="ce4" office:value-type="float" office:value="0.11670667738699" calcext:value-type="float">
            <text:p>0.1167066774</text:p>
          </table:table-cell>
          <table:table-cell table:style-name="ce4" office:value-type="float" office:value="0.30721556062592" calcext:value-type="float">
            <text:p>0.3072155606</text:p>
          </table:table-cell>
          <table:table-cell table:style-name="ce4"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655886187808" calcext:value-type="float">
            <text:p>0.1176558862</text:p>
          </table:table-cell>
          <table:table-cell table:style-name="ce4" office:value-type="float" office:value="0.309578134860916" calcext:value-type="float">
            <text:p>0.3095781349</text:p>
          </table:table-cell>
          <table:table-cell table:style-name="ce4"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630942970831" calcext:value-type="float">
            <text:p>0.116630943</text:p>
          </table:table-cell>
          <table:table-cell table:style-name="ce4" office:value-type="float" office:value="0.306713918151367" calcext:value-type="float">
            <text:p>0.3067139182</text:p>
          </table:table-cell>
          <table:table-cell table:style-name="ce4"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657464151974" calcext:value-type="float">
            <text:p>0.1176574642</text:p>
          </table:table-cell>
          <table:table-cell table:style-name="ce8" office:value-type="float" office:value="0.309594316876224" calcext:value-type="float">
            <text:p>0.3095943169</text:p>
          </table:table-cell>
          <table:table-cell table:style-name="ce8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3546212606347" calcext:value-type="float">
            <text:p>0.1035462126</text:p>
          </table:table-cell>
          <table:table-cell table:style-name="ce4" office:value-type="float" office:value="0.268621454115896" calcext:value-type="float">
            <text:p>0.2686214541</text:p>
          </table:table-cell>
          <table:table-cell table:style-name="ce4"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table:style-name="ce4" office:value-type="float" office:value="0.116542936413771" calcext:value-type="float">
            <text:p>0.1165429364</text:p>
          </table:table-cell>
          <table:table-cell table:style-name="ce4" office:value-type="float" office:value="0.307911387284172" calcext:value-type="float">
            <text:p>0.3079113873</text:p>
          </table:table-cell>
          <table:table-cell table:style-name="ce4"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10003000471" calcext:value-type="float">
            <text:p>0.11810003</text:p>
          </table:table-cell>
          <table:table-cell table:style-name="ce4" office:value-type="float" office:value="0.31069469391718" calcext:value-type="float">
            <text:p>0.3106946939</text:p>
          </table:table-cell>
          <table:table-cell table:style-name="ce4"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510451632374" calcext:value-type="float">
            <text:p>0.1165104516</text:p>
          </table:table-cell>
          <table:table-cell table:style-name="ce4" office:value-type="float" office:value="0.307943751314789" calcext:value-type="float">
            <text:p>0.3079437513</text:p>
          </table:table-cell>
          <table:table-cell table:style-name="ce4"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226630548635" calcext:value-type="float">
            <text:p>0.1182266305</text:p>
          </table:table-cell>
          <table:table-cell table:style-name="ce8" office:value-type="float" office:value="0.310905060116187" calcext:value-type="float">
            <text:p>0.3109050601</text:p>
          </table:table-cell>
          <table:table-cell table:style-name="ce8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1970752263395" calcext:value-type="float">
            <text:p>0.1019707523</text:p>
          </table:table-cell>
          <table:table-cell table:style-name="ce4" office:value-type="float" office:value="0.265352687023642" calcext:value-type="float">
            <text:p>0.265352687</text:p>
          </table:table-cell>
          <table:table-cell table:style-name="ce4"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3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inRegSVD" table:style-name="ta1"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ver iter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RegSVD</text:p>
          </table:table-cell>
          <table:table-cell table:number-columns-repeated="2"/>
          <table:table-cell office:value-type="string" calcext:value-type="string">
            <text:p>LinRegSV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o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  <table:table-cell table:style-name="ce5"/>
          <table:table-cell/>
          <table:table-cell table:style-name="ce4"/>
          <table:table-cell table:style-name="ce10"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office:value-type="float" office:value="0.085999983114008" calcext:value-type="float">
            <text:p>0.0859999831</text:p>
          </table:table-cell>
          <table:table-cell office:value-type="float" office:value="0.237390164571096" calcext:value-type="float">
            <text:p>0.2373901646</text:p>
          </table:table-cell>
          <table:table-cell office:value-type="float" office:value="0.13096611970071" calcext:value-type="float">
            <text:p>0.1309661197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office:value-type="float" office:value="0.0905623458655944" calcext:value-type="float">
            <text:p>0.0905623459</text:p>
          </table:table-cell>
          <table:table-cell office:value-type="float" office:value="0.266307425926825" calcext:value-type="float">
            <text:p>0.2663074259</text:p>
          </table:table-cell>
          <table:table-cell office:value-type="float" office:value="0.147084673998609" calcext:value-type="float">
            <text:p>0.147084674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Default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office:value-type="float" office:value="0.0856623077351133" calcext:value-type="float">
            <text:p>0.0856623077</text:p>
          </table:table-cell>
          <table:table-cell office:value-type="float" office:value="0.236500153729145" calcext:value-type="float">
            <text:p>0.2365001537</text:p>
          </table:table-cell>
          <table:table-cell office:value-type="float" office:value="0.13049226936099" calcext:value-type="float">
            <text:p>0.1304922694</text:p>
          </table:table-cell>
          <table:table-cell table:number-columns-repeated="3"/>
          <table:table-cell table:style-name="ce7"/>
          <table:table-cell table:style-name="ce11" table:number-columns-repeated="2"/>
        </table:table-row>
        <table:table-row table:style-name="ro1">
          <table:table-cell table:style-name="Default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office:value-type="float" office:value="0.0906923685339573" calcext:value-type="float">
            <text:p>0.0906923685</text:p>
          </table:table-cell>
          <table:table-cell office:value-type="float" office:value="0.266873796462611" calcext:value-type="float">
            <text:p>0.2668737965</text:p>
          </table:table-cell>
          <table:table-cell office:value-type="float" office:value="0.147573809833159" calcext:value-type="float">
            <text:p>0.1475738098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style-name="Default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office:value-type="float" office:value="0.013819652012926" calcext:value-type="float">
            <text:p>0.013819652</text:p>
          </table:table-cell>
          <table:table-cell office:value-type="float" office:value="0.0678188261566095" calcext:value-type="float">
            <text:p>0.0678188262</text:p>
          </table:table-cell>
          <table:table-cell office:value-type="float" office:value="0.0339490840167223" calcext:value-type="float">
            <text:p>0.033949084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Default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109390423483341" calcext:value-type="float">
            <text:p>0.1093904235</text:p>
          </table:table-cell>
          <table:table-cell office:value-type="float" office:value="0.0551806363351498" calcext:value-type="float">
            <text:p>0.0551806363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office:value-type="float" office:value="0.0986035393397724" calcext:value-type="float">
            <text:p>0.0986035393</text:p>
          </table:table-cell>
          <table:table-cell office:value-type="float" office:value="0.268475815978122" calcext:value-type="float">
            <text:p>0.268475816</text:p>
          </table:table-cell>
          <table:table-cell office:value-type="float" office:value="0.151953104101863" calcext:value-type="float">
            <text:p>0.151953104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office:value-type="float" office:value="0.100362693098087" calcext:value-type="float">
            <text:p>0.1003626931</text:p>
          </table:table-cell>
          <table:table-cell office:value-type="float" office:value="0.280790329627652" calcext:value-type="float">
            <text:p>0.2807903296</text:p>
          </table:table-cell>
          <table:table-cell office:value-type="float" office:value="0.157539952462111" calcext:value-type="float">
            <text:p>0.157539952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office:value-type="float" office:value="0.0981116195255414" calcext:value-type="float">
            <text:p>0.0981116195</text:p>
          </table:table-cell>
          <table:table-cell office:value-type="float" office:value="0.26777998931987" calcext:value-type="float">
            <text:p>0.2677799893</text:p>
          </table:table-cell>
          <table:table-cell office:value-type="float" office:value="0.151670322447513" calcext:value-type="float">
            <text:p>0.1516703224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office:value-type="float" office:value="0.100595649492559" calcext:value-type="float">
            <text:p>0.1005956495</text:p>
          </table:table-cell>
          <table:table-cell office:value-type="float" office:value="0.281291972102206" calcext:value-type="float">
            <text:p>0.2812919721</text:p>
          </table:table-cell>
          <table:table-cell office:value-type="float" office:value="0.157960303569927" calcext:value-type="float">
            <text:p>0.157960303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office:value-type="float" office:value="0.0361711128728145" calcext:value-type="float">
            <text:p>0.0361711129</text:p>
          </table:table-cell>
          <table:table-cell office:value-type="float" office:value="0.131915788792336" calcext:value-type="float">
            <text:p>0.1319157888</text:p>
          </table:table-cell>
          <table:table-cell office:value-type="float" office:value="0.0682955908990164" calcext:value-type="float">
            <text:p>0.0682955909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151431299254009" calcext:value-type="float">
            <text:p>0.1514312993</text:p>
          </table:table-cell>
          <table:table-cell office:value-type="float" office:value="0.0777420267037595" calcext:value-type="float">
            <text:p>0.0777420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</text:p>
          </table:table-cell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office:value-type="float" office:value="0.109524699101707" calcext:value-type="float">
            <text:p>0.1095246991</text:p>
          </table:table-cell>
          <table:table-cell office:value-type="float" office:value="0.2929430231241" calcext:value-type="float">
            <text:p>0.2929430231</text:p>
          </table:table-cell>
          <table:table-cell office:value-type="float" office:value="0.166130400556392" calcext:value-type="float">
            <text:p>0.166130400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office:value-type="float" office:value="0.108753389691719" calcext:value-type="float">
            <text:p>0.1087533897</text:p>
          </table:table-cell>
          <table:table-cell office:value-type="float" office:value="0.291794100037219" calcext:value-type="float">
            <text:p>0.2917941</text:p>
          </table:table-cell>
          <table:table-cell office:value-type="float" office:value="0.164166214470778" calcext:value-type="float">
            <text:p>0.16416621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office:value-type="float" office:value="0.109555078696841" calcext:value-type="float">
            <text:p>0.1095550787</text:p>
          </table:table-cell>
          <table:table-cell office:value-type="float" office:value="0.292635564833244" calcext:value-type="float">
            <text:p>0.2926355648</text:p>
          </table:table-cell>
          <table:table-cell office:value-type="float" office:value="0.166031044839999" calcext:value-type="float">
            <text:p>0.166031044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office:value-type="float" office:value="0.108715026265359" calcext:value-type="float">
            <text:p>0.1087150263</text:p>
          </table:table-cell>
          <table:table-cell office:value-type="float" office:value="0.291551369807596" calcext:value-type="float">
            <text:p>0.2915513698</text:p>
          </table:table-cell>
          <table:table-cell office:value-type="float" office:value="0.164066858754385" calcext:value-type="float">
            <text:p>0.164066858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office:value-type="float" office:value="0.0536601183157249" calcext:value-type="float">
            <text:p>0.0536601183</text:p>
          </table:table-cell>
          <table:table-cell office:value-type="float" office:value="0.16730585627134" calcext:value-type="float">
            <text:p>0.1673058563</text:p>
          </table:table-cell>
          <table:table-cell office:value-type="float" office:value="0.0879680227448163" calcext:value-type="float">
            <text:p>0.0879680227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17578523229283" calcext:value-type="float">
            <text:p>0.1757852323</text:p>
          </table:table-cell>
          <table:table-cell office:value-type="float" office:value="0.0920033933798522" calcext:value-type="float">
            <text:p>0.09200339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</text:p>
          </table:table-cell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office:value-type="float" office:value="0.110342702136948" calcext:value-type="float">
            <text:p>0.1103427021</text:p>
          </table:table-cell>
          <table:table-cell office:value-type="float" office:value="0.293315209476188" calcext:value-type="float">
            <text:p>0.2933152095</text:p>
          </table:table-cell>
          <table:table-cell office:value-type="float" office:value="0.166512537927134" calcext:value-type="float">
            <text:p>0.1665125379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office:value-type="float" office:value="0.10927280279229" calcext:value-type="float">
            <text:p>0.1092728028</text:p>
          </table:table-cell>
          <table:table-cell office:value-type="float" office:value="0.291680825930061" calcext:value-type="float">
            <text:p>0.2916808259</text:p>
          </table:table-cell>
          <table:table-cell office:value-type="float" office:value="0.16431142667166" calcext:value-type="float">
            <text:p>0.164311426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office:value-type="float" office:value="0.11021900661034" calcext:value-type="float">
            <text:p>0.1102190066</text:p>
          </table:table-cell>
          <table:table-cell office:value-type="float" office:value="0.293347573506805" calcext:value-type="float">
            <text:p>0.2933475735</text:p>
          </table:table-cell>
          <table:table-cell office:value-type="float" office:value="0.166390253968497" calcext:value-type="float">
            <text:p>0.16639025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office:value-type="float" office:value="0.109441801691617" calcext:value-type="float">
            <text:p>0.1094418017</text:p>
          </table:table-cell>
          <table:table-cell office:value-type="float" office:value="0.29223101445054" calcext:value-type="float">
            <text:p>0.2922310145</text:p>
          </table:table-cell>
          <table:table-cell office:value-type="float" office:value="0.164510138104446" calcext:value-type="float">
            <text:p>0.164510138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office:value-type="float" office:value="0.0741197756939261" calcext:value-type="float">
            <text:p>0.0741197757</text:p>
          </table:table-cell>
          <table:table-cell office:value-type="float" office:value="0.204896677832257" calcext:value-type="float">
            <text:p>0.2048966778</text:p>
          </table:table-cell>
          <table:table-cell office:value-type="float" office:value="0.110682268061723" calcext:value-type="float">
            <text:p>0.110682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204686311633251" calcext:value-type="float">
            <text:p>0.2046863116</text:p>
          </table:table-cell>
          <table:table-cell office:value-type="float" office:value="0.109283645284807" calcext:value-type="float">
            <text:p>0.1092836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Over fea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office:value-type="float" office:value="0.11413909601236" calcext:value-type="float">
            <text:p>0.114139096</text:p>
          </table:table-cell>
          <table:table-cell office:value-type="float" office:value="0.298509636390116" calcext:value-type="float">
            <text:p>0.2985096364</text:p>
          </table:table-cell>
          <table:table-cell office:value-type="float" office:value="0.167123957720321" calcext:value-type="float">
            <text:p>0.167123957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office:value-type="float" office:value="0.110273256964159" calcext:value-type="float">
            <text:p>0.110273257</text:p>
          </table:table-cell>
          <table:table-cell office:value-type="float" office:value="0.289933168276777" calcext:value-type="float">
            <text:p>0.2899331683</text:p>
          </table:table-cell>
          <table:table-cell office:value-type="float" office:value="0.160383054500432" calcext:value-type="float">
            <text:p>0.16038305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office:value-type="float" office:value="0.113986650577936" calcext:value-type="float">
            <text:p>0.1139866506</text:p>
          </table:table-cell>
          <table:table-cell office:value-type="float" office:value="0.298169814068644" calcext:value-type="float">
            <text:p>0.2981698141</text:p>
          </table:table-cell>
          <table:table-cell office:value-type="float" office:value="0.166887032550461" calcext:value-type="float">
            <text:p>0.166887032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2901758985064" calcext:value-type="float">
            <text:p>0.2901758985</text:p>
          </table:table-cell>
          <table:table-cell office:value-type="float" office:value="0.160444196479751" calcext:value-type="float">
            <text:p>0.160444196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office:value-type="float" office:value="0.0750406286712508" calcext:value-type="float">
            <text:p>0.0750406287</text:p>
          </table:table-cell>
          <table:table-cell office:value-type="float" office:value="0.202161917245174" calcext:value-type="float">
            <text:p>0.2021619172</text:p>
          </table:table-cell>
          <table:table-cell office:value-type="float" office:value="0.105775624221395" calcext:value-type="float">
            <text:p>0.1057756242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4365002331038" calcext:value-type="float">
            <text:p>0.0943650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office:value-type="float" office:value="0.113607291598827" calcext:value-type="float">
            <text:p>0.1136072916</text:p>
          </table:table-cell>
          <table:table-cell office:value-type="float" office:value="0.298105086007411" calcext:value-type="float">
            <text:p>0.298105086</text:p>
          </table:table-cell>
          <table:table-cell office:value-type="float" office:value="0.168537865992067" calcext:value-type="float">
            <text:p>0.16853786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office:value-type="float" office:value="0.111547348964556" calcext:value-type="float">
            <text:p>0.111547349</text:p>
          </table:table-cell>
          <table:table-cell office:value-type="float" office:value="0.292781202971018" calcext:value-type="float">
            <text:p>0.292781203</text:p>
          </table:table-cell>
          <table:table-cell office:value-type="float" office:value="0.164181499965608" calcext:value-type="float">
            <text:p>0.164181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office:value-type="float" office:value="0.113566880748265" calcext:value-type="float">
            <text:p>0.1135668807</text:p>
          </table:table-cell>
          <table:table-cell office:value-type="float" office:value="0.298088903992103" calcext:value-type="float">
            <text:p>0.298088904</text:p>
          </table:table-cell>
          <table:table-cell office:value-type="float" office:value="0.168553151486896" calcext:value-type="float">
            <text:p>0.168553151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293412301568037" calcext:value-type="float">
            <text:p>0.2934123016</text:p>
          </table:table-cell>
          <table:table-cell office:value-type="float" office:value="0.164471924367372" calcext:value-type="float">
            <text:p>0.164471924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office:value-type="float" office:value="0.0815755528647136" calcext:value-type="float">
            <text:p>0.0815755529</text:p>
          </table:table-cell>
          <table:table-cell office:value-type="float" office:value="0.21611081444083" calcext:value-type="float">
            <text:p>0.2161108144</text:p>
          </table:table-cell>
          <table:table-cell office:value-type="float" office:value="0.116261473674557" calcext:value-type="float">
            <text:p>0.1162614737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210657475281972" calcext:value-type="float">
            <text:p>0.2106574753</text:p>
          </table:table-cell>
          <table:table-cell office:value-type="float" office:value="0.112050319848979" calcext:value-type="float">
            <text:p>0.112050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29624415424697" calcext:value-type="float">
            <text:p>0.2962441542</text:p>
          </table:table-cell>
          <table:table-cell office:value-type="float" office:value="0.168125157631665" calcext:value-type="float">
            <text:p>0.168125157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29159991585352" calcext:value-type="float">
            <text:p>0.2915999159</text:p>
          </table:table-cell>
          <table:table-cell office:value-type="float" office:value="0.164181499965608" calcext:value-type="float">
            <text:p>0.164181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296227972231662" calcext:value-type="float">
            <text:p>0.2962279722</text:p>
          </table:table-cell>
          <table:table-cell office:value-type="float" office:value="0.16816337136874" calcext:value-type="float">
            <text:p>0.168163371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291729371975986" calcext:value-type="float">
            <text:p>0.291729372</text:p>
          </table:table-cell>
          <table:table-cell office:value-type="float" office:value="0.16429614117683" calcext:value-type="float">
            <text:p>0.164296141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</text:p>
          </table:table-cell>
          <table:table-cell table:style-name="ce11" office:value-type="float" office:value="0.0502113707842064" calcext:value-type="float">
            <text:p>0.0502113708</text:p>
          </table:table-cell>
          <table:table-cell table:style-name="ce11" office:value-type="float" office:value="0.190429956146738" calcext:value-type="float">
            <text:p>0.1904299561</text:p>
          </table:table-cell>
          <table:table-cell table:style-name="ce11" office:value-type="float" office:value="0.103597441208166" calcext:value-type="float">
            <text:p>0.1035974412</text:p>
          </table:table-cell>
          <table:table-cell office:value-type="float" office:value="0.0218545118098032" calcext:value-type="float">
            <text:p>0.0218545118</text:p>
          </table:table-cell>
          <table:table-cell office:value-type="float" office:value="0.0797287894234348" calcext:value-type="float">
            <text:p>0.0797287894</text:p>
          </table:table-cell>
          <table:table-cell office:value-type="float" office:value="0.0396658590830232" calcext:value-type="float">
            <text:p>0.039665859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0.0495895541300226" calcext:value-type="float">
            <text:p>0.0495895541</text:p>
          </table:table-cell>
          <table:table-cell table:style-name="ce11" office:value-type="float" office:value="0.174636309205948" calcext:value-type="float">
            <text:p>0.1746363092</text:p>
          </table:table-cell>
          <table:table-cell table:style-name="ce11" office:value-type="float" office:value="0.0902990607063427" calcext:value-type="float">
            <text:p>0.0902990607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946324255222746" calcext:value-type="float">
            <text:p>0.0946324255</text:p>
          </table:table-cell>
          <table:table-cell office:value-type="float" office:value="0.0470028966012702" calcext:value-type="float">
            <text:p>0.0470028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</text:p>
          </table:table-cell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office:value-type="float" office:value="0.087304925180518" calcext:value-type="float">
            <text:p>0.0873049252</text:p>
          </table:table-cell>
          <table:table-cell office:value-type="float" office:value="0.239154004239688" calcext:value-type="float">
            <text:p>0.2391540042</text:p>
          </table:table-cell>
          <table:table-cell office:value-type="float" office:value="0.130943191458466" calcext:value-type="float">
            <text:p>0.130943191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office:value-type="float" office:value="0.0906880324406776" calcext:value-type="float">
            <text:p>0.0906880324</text:p>
          </table:table-cell>
          <table:table-cell office:value-type="float" office:value="0.263427027201968" calcext:value-type="float">
            <text:p>0.2634270272</text:p>
          </table:table-cell>
          <table:table-cell office:value-type="float" office:value="0.144027575032673" calcext:value-type="float">
            <text:p>0.14402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office:value-type="float" office:value="0.0871002506413988" calcext:value-type="float">
            <text:p>0.0871002506</text:p>
          </table:table-cell>
          <table:table-cell office:value-type="float" office:value="0.238522905642669" calcext:value-type="float">
            <text:p>0.2385229056</text:p>
          </table:table-cell>
          <table:table-cell office:value-type="float" office:value="0.130614553319627" calcext:value-type="float">
            <text:p>0.1306145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office:value-type="float" office:value="0.0908504866604593" calcext:value-type="float">
            <text:p>0.0908504867</text:p>
          </table:table-cell>
          <table:table-cell office:value-type="float" office:value="0.264640678350082" calcext:value-type="float">
            <text:p>0.2646406784</text:p>
          </table:table-cell>
          <table:table-cell office:value-type="float" office:value="0.144730707794838" calcext:value-type="float">
            <text:p>0.144730707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office:value-type="float" office:value="0.0177528195370097" calcext:value-type="float">
            <text:p>0.0177528195</text:p>
          </table:table-cell>
          <table:table-cell office:value-type="float" office:value="0.0743401783258087" calcext:value-type="float">
            <text:p>0.0743401783</text:p>
          </table:table-cell>
          <table:table-cell office:value-type="float" office:value="0.0369221127610954" calcext:value-type="float">
            <text:p>0.036922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10537728368691" calcext:value-type="float">
            <text:p>0.1053772837</text:p>
          </table:table-cell>
          <table:table-cell office:value-type="float" office:value="0.052864883868453" calcext:value-type="float">
            <text:p>0.05286488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office:value-type="float" office:value="0.0640589799035949" calcext:value-type="float">
            <text:p>0.0640589799</text:p>
          </table:table-cell>
          <table:table-cell office:value-type="float" office:value="0.200996812142984" calcext:value-type="float">
            <text:p>0.2009968121</text:p>
          </table:table-cell>
          <table:table-cell office:value-type="float" office:value="0.106753895890495" calcext:value-type="float">
            <text:p>0.1067538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121834393255336" calcext:value-type="float">
            <text:p>0.1218343933</text:p>
          </table:table-cell>
          <table:table-cell office:value-type="float" office:value="0.0606757717264202" calcext:value-type="float">
            <text:p>0.0606757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145411589559364" calcext:value-type="float">
            <text:p>0.1454115896</text:p>
          </table:table-cell>
          <table:table-cell office:value-type="float" office:value="0.0737677980480423" calcext:value-type="float">
            <text:p>0.073767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145638137773678" calcext:value-type="float">
            <text:p>0.1456381378</text:p>
          </table:table-cell>
          <table:table-cell office:value-type="float" office:value="0.0733092332031519" calcext:value-type="float">
            <text:p>0.0733092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16766186060812" calcext:value-type="float">
            <text:p>0.1676618606</text:p>
          </table:table-cell>
          <table:table-cell office:value-type="float" office:value="0.0860496931436913" calcext:value-type="float">
            <text:p>0.0860496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167710406654045" calcext:value-type="float">
            <text:p>0.1677104067</text:p>
          </table:table-cell>
          <table:table-cell office:value-type="float" office:value="0.0851249207064956" calcext:value-type="float">
            <text:p>0.0851249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199200608443776" calcext:value-type="float">
            <text:p>0.1992006084</text:p>
          </table:table-cell>
          <table:table-cell office:value-type="float" office:value="0.104751496067806" calcext:value-type="float">
            <text:p>0.1047514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155136980759584" calcext:value-type="float">
            <text:p>0.1551369808</text:p>
          </table:table-cell>
          <table:table-cell office:value-type="float" office:value="0.0780859503374273" calcext:value-type="float">
            <text:p>0.0780859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2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192614528213344" calcext:value-type="float">
            <text:p>0.1926145282</text:p>
          </table:table-cell>
          <table:table-cell office:value-type="float" office:value="0.100418058283592" calcext:value-type="float">
            <text:p>0.1004180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193504539055294" calcext:value-type="float">
            <text:p>0.1935045391</text:p>
          </table:table-cell>
          <table:table-cell office:value-type="float" office:value="0.0995697133205445" calcext:value-type="float">
            <text:p>0.0995697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7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220075408191336" calcext:value-type="float">
            <text:p>0.2200754082</text:p>
          </table:table-cell>
          <table:table-cell office:value-type="float" office:value="0.117362029302294" calcext:value-type="float">
            <text:p>0.1173620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7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office:value-type="float" office:value="0.0848741131164732" calcext:value-type="float">
            <text:p>0.0848741131</text:p>
          </table:table-cell>
          <table:table-cell office:value-type="float" office:value="0.22459019046232" calcext:value-type="float">
            <text:p>0.2245901905</text:p>
          </table:table-cell>
          <table:table-cell office:value-type="float" office:value="0.121817751045146" calcext:value-type="float">
            <text:p>0.121817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206255967118145" calcext:value-type="float">
            <text:p>0.2062559671</text:p>
          </table:table-cell>
          <table:table-cell office:value-type="float" office:value="0.10699846380777" calcext:value-type="float">
            <text:p>0.1069984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0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227697137401492" calcext:value-type="float">
            <text:p>0.2276971374</text:p>
          </table:table-cell>
          <table:table-cell office:value-type="float" office:value="0.121955320498613" calcext:value-type="float">
            <text:p>0.121955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0</text:p>
          </table:table-cell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office:value-type="float" office:value="0.0894977084605424" calcext:value-type="float">
            <text:p>0.0894977085</text:p>
          </table:table-cell>
          <table:table-cell office:value-type="float" office:value="0.234639221968704" calcext:value-type="float">
            <text:p>0.234639222</text:p>
          </table:table-cell>
          <table:table-cell office:value-type="float" office:value="0.127924306229603" calcext:value-type="float">
            <text:p>0.12792430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15</text:p>
          </table:table-cell>
          <table:table-cell office:value-type="float" office:value="0.0865021543739852" calcext:value-type="float">
            <text:p>0.0865021544</text:p>
          </table:table-cell>
          <table:table-cell office:value-type="float" office:value="0.227017492758548" calcext:value-type="float">
            <text:p>0.2270174928</text:p>
          </table:table-cell>
          <table:table-cell office:value-type="float" office:value="0.118202731517926" calcext:value-type="float">
            <text:p>0.1182027315</text:p>
          </table:table-cell>
          <table:table-cell office:value-type="float" office:value="0.0813665427978308" calcext:value-type="float">
            <text:p>0.0813665428</text:p>
          </table:table-cell>
          <table:table-cell office:value-type="float" office:value="0.215819538165283" calcext:value-type="float">
            <text:p>0.2158195382</text:p>
          </table:table-cell>
          <table:table-cell office:value-type="float" office:value="0.11203503435415" calcext:value-type="float">
            <text:p>0.1120350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15</text:p>
          </table:table-cell>
          <table:table-cell office:value-type="float" office:value="0.101188225251477" calcext:value-type="float">
            <text:p>0.1011882253</text:p>
          </table:table-cell>
          <table:table-cell office:value-type="float" office:value="0.259802255772934" calcext:value-type="float">
            <text:p>0.2598022558</text:p>
          </table:table-cell>
          <table:table-cell office:value-type="float" office:value="0.139992204397637" calcext:value-type="float">
            <text:p>0.1399922044</text:p>
          </table:table-cell>
          <table:table-cell office:value-type="float" office:value="0.0924086454152861" calcext:value-type="float">
            <text:p>0.0924086454</text:p>
          </table:table-cell>
          <table:table-cell office:value-type="float" office:value="0.240124925158179" calcext:value-type="float">
            <text:p>0.2401249252</text:p>
          </table:table-cell>
          <table:table-cell office:value-type="float" office:value="0.12930764351169" calcext:value-type="float">
            <text:p>0.1293076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15</text:p>
          </table:table-cell>
          <table:table-cell office:value-type="float" office:value="0.106727805315978" calcext:value-type="float">
            <text:p>0.1067278053</text:p>
          </table:table-cell>
          <table:table-cell office:value-type="float" office:value="0.272942052203181" calcext:value-type="float">
            <text:p>0.2729420522</text:p>
          </table:table-cell>
          <table:table-cell office:value-type="float" office:value="0.14896478986266" calcext:value-type="float">
            <text:p>0.1489647899</text:p>
          </table:table-cell>
          <table:table-cell office:value-type="float" office:value="0.0946231604443096" calcext:value-type="float">
            <text:p>0.0946231604</text:p>
          </table:table-cell>
          <table:table-cell office:value-type="float" office:value="0.24421897503115" calcext:value-type="float">
            <text:p>0.244218975</text:p>
          </table:table-cell>
          <table:table-cell office:value-type="float" office:value="0.133289514914822" calcext:value-type="float">
            <text:p>0.1332895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0</text:p>
          </table:table-cell>
          <table:table-cell office:value-type="float" office:value="0.0875976088443344" calcext:value-type="float">
            <text:p>0.0875976088</text:p>
          </table:table-cell>
          <table:table-cell office:value-type="float" office:value="0.229347702962927" calcext:value-type="float">
            <text:p>0.229347703</text:p>
          </table:table-cell>
          <table:table-cell office:value-type="float" office:value="0.119395000114641" calcext:value-type="float">
            <text:p>0.1193950001</text:p>
          </table:table-cell>
          <table:table-cell office:value-type="float" office:value="0.0837673638705429" calcext:value-type="float">
            <text:p>0.0837673639</text:p>
          </table:table-cell>
          <table:table-cell office:value-type="float" office:value="0.222502710487564" calcext:value-type="float">
            <text:p>0.2225027105</text:p>
          </table:table-cell>
          <table:table-cell office:value-type="float" office:value="0.116100975978845" calcext:value-type="float">
            <text:p>0.116100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20</text:p>
          </table:table-cell>
          <table:table-cell office:value-type="float" office:value="0.102011256831283" calcext:value-type="float">
            <text:p>0.1020112568</text:p>
          </table:table-cell>
          <table:table-cell office:value-type="float" office:value="0.262472288298785" calcext:value-type="float">
            <text:p>0.2624722883</text:p>
          </table:table-cell>
          <table:table-cell office:value-type="float" office:value="0.141314399700404" calcext:value-type="float">
            <text:p>0.1413143997</text:p>
          </table:table-cell>
          <table:table-cell office:value-type="float" office:value="0.0949386610098532" calcext:value-type="float">
            <text:p>0.094938661</text:p>
          </table:table-cell>
          <table:table-cell office:value-type="float" office:value="0.243215690082043" calcext:value-type="float">
            <text:p>0.2432156901</text:p>
          </table:table-cell>
          <table:table-cell office:value-type="float" office:value="0.131241258607644" calcext:value-type="float">
            <text:p>0.1312412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0</text:p>
          </table:table-cell>
          <table:table-cell office:value-type="float" office:value="0.106785459904247" calcext:value-type="float">
            <text:p>0.1067854599</text:p>
          </table:table-cell>
          <table:table-cell office:value-type="float" office:value="0.275612084729032" calcext:value-type="float">
            <text:p>0.2756120847</text:p>
          </table:table-cell>
          <table:table-cell office:value-type="float" office:value="0.150195272196449" calcext:value-type="float">
            <text:p>0.1501952722</text:p>
          </table:table-cell>
          <table:table-cell office:value-type="float" office:value="0.0964441382802574" calcext:value-type="float">
            <text:p>0.0964441383</text:p>
          </table:table-cell>
          <table:table-cell office:value-type="float" office:value="0.248523391103128" calcext:value-type="float">
            <text:p>0.2485233911</text:p>
          </table:table-cell>
          <table:table-cell office:value-type="float" office:value="0.136033261236749" calcext:value-type="float">
            <text:p>0.1360332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100</text:p>
          </table:table-cell>
          <table:table-cell table:number-columns-repeated="12"/>
        </table:table-row>
        <table:table-row table:style-name="ro1" table:number-rows-repeated="10484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 LogReg</text:p>
          </table:table-cell>
          <table:table-cell office:value-type="string" calcext:value-type="string">
            <text:p>200 features LogReg</text:p>
          </table:table-cell>
          <table:table-cell office:value-type="string" calcext:value-type="string">
            <text:p>300 features LogReg</text:p>
          </table:table-cell>
          <table:table-cell office:value-type="string" calcext:value-type="string">
            <text:p>100 features LinReg</text:p>
          </table:table-cell>
          <table:table-cell office:value-type="string" calcext:value-type="string">
            <text:p>200 features LinReg</text:p>
          </table:table-cell>
          <table:table-cell office:value-type="string" calcext:value-type="string">
            <text:p>300 features LinRe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0227916167686438" calcext:value-type="float">
            <text:p>0.02279161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0401710386352371" calcext:value-type="float">
            <text:p>0.0401710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0540670786167014" calcext:value-type="float">
            <text:p>0.05406707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0714993162250021" calcext:value-type="float">
            <text:p>0.0714993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</table:table>
      <table:table table:name="# model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109857902646604" calcext:value-type="float">
            <text:p>0.1098579026</text:p>
          </table:table-cell>
          <table:table-cell table:style-name="ce8" office:value-type="float" office:value="0.112811382385926" calcext:value-type="float">
            <text:p>0.1128113824</text:p>
          </table:table-cell>
          <table:table-cell office:value-type="float" office:value="0.0911107413959023" calcext:value-type="float">
            <text:p>0.0911107414</text:p>
          </table:table-cell>
          <table:table-cell office:value-type="float" office:value="0.097013595910084" calcext:value-type="float">
            <text:p>0.0970135959</text:p>
          </table:table-cell>
          <table:table-cell office:value-type="float" office:value="0.0974527541399037" calcext:value-type="float">
            <text:p>0.09745275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070037668928" calcext:value-type="float">
            <text:p>0.1070037669</text:p>
          </table:table-cell>
          <table:table-cell table:style-name="ce8" office:value-type="float" office:value="0.11394730472743" calcext:value-type="float">
            <text:p>0.1139473047</text:p>
          </table:table-cell>
          <table:table-cell table:style-name="ce8" office:value-type="float" office:value="0.11607412318666" calcext:value-type="float">
            <text:p>0.1160741232</text:p>
          </table:table-cell>
          <table:table-cell office:value-type="float" office:value="0.101513498401704" calcext:value-type="float">
            <text:p>0.1015134984</text:p>
          </table:table-cell>
          <table:table-cell office:value-type="float" office:value="0.104883972603295" calcext:value-type="float">
            <text:p>0.1048839726</text:p>
          </table:table-cell>
          <table:table-cell office:value-type="float" office:value="0.104405165447684" calcext:value-type="float">
            <text:p>0.10440516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106776898414559" calcext:value-type="float">
            <text:p>0.1067768984</text:p>
          </table:table-cell>
          <table:table-cell office:value-type="float" office:value="0.108825428661009" calcext:value-type="float">
            <text:p>0.1088254287</text:p>
          </table:table-cell>
          <table:table-cell office:value-type="float" office:value="0.108398314903843" calcext:value-type="float">
            <text:p>0.10839831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8" office:value-type="float" office:value="0.118457928913835" calcext:value-type="float">
            <text:p>0.1184579289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110609048242946" calcext:value-type="float">
            <text:p>0.110609048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4"/>
          <table:table-cell table:style-name="ce8"/>
          <table:table-cell table:number-columns-repeated="2"/>
          <table:table-cell table:style-name="ce8"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ce8"/>
          <table:table-cell table:number-columns-repeated="9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9"/>
        </table:table-row>
      </table:table>
      <table:table table:name="neg weigh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0640589799035949" calcext:value-type="float">
            <text:p>0.06405897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0848741131164732" calcext:value-type="float">
            <text:p>0.084874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104474594658668" calcext:value-type="float">
            <text:p>0.1044745947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0894977084605424" calcext:value-type="float">
            <text:p>0.08949770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865021543739852" calcext:value-type="float">
            <text:p>0.0865021544</text:p>
          </table:table-cell>
          <table:table-cell office:value-type="float" office:value="0.101188225251477" calcext:value-type="float">
            <text:p>0.1011882253</text:p>
          </table:table-cell>
          <table:table-cell office:value-type="float" office:value="0.106727805315978" calcext:value-type="float">
            <text:p>0.1067278053</text:p>
          </table:table-cell>
          <table:table-cell office:value-type="float" office:value="0.0813665427978308" calcext:value-type="float">
            <text:p>0.0813665428</text:p>
          </table:table-cell>
          <table:table-cell office:value-type="float" office:value="0.0924086454152861" calcext:value-type="float">
            <text:p>0.0924086454</text:p>
          </table:table-cell>
          <table:table-cell office:value-type="float" office:value="0.0946231604443096" calcext:value-type="float">
            <text:p>0.0946231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75976088443344" calcext:value-type="float">
            <text:p>0.0875976088</text:p>
          </table:table-cell>
          <table:table-cell office:value-type="float" office:value="0.102011256831283" calcext:value-type="float">
            <text:p>0.1020112568</text:p>
          </table:table-cell>
          <table:table-cell office:value-type="float" office:value="0.106785459904247" calcext:value-type="float">
            <text:p>0.1067854599</text:p>
          </table:table-cell>
          <table:table-cell office:value-type="float" office:value="0.0837673638705429" calcext:value-type="float">
            <text:p>0.0837673639</text:p>
          </table:table-cell>
          <table:table-cell office:value-type="float" office:value="0.0949386610098532" calcext:value-type="float">
            <text:p>0.094938661</text:p>
          </table:table-cell>
          <table:table-cell office:value-type="float" office:value="0.0964441382802574" calcext:value-type="float">
            <text:p>0.0964441383</text:p>
          </table:table-cell>
        </table:table-row>
      </table:table>
      <table:table table:name="prediction over featu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og model 5</text:p>
          </table:table-cell>
          <table:table-cell office:value-type="string" calcext:value-type="string">
            <text:p>log article 5</text:p>
          </table:table-cell>
          <table:table-cell office:value-type="string" calcext:value-type="string">
            <text:p>log user 5</text:p>
          </table:table-cell>
          <table:table-cell office:value-type="string" calcext:value-type="string">
            <text:p>log articleUser 5</text:p>
          </table:table-cell>
          <table:table-cell office:value-type="string" calcext:value-type="string">
            <text:p>log none 1</text:p>
          </table:table-cell>
          <table:table-cell office:value-type="string" calcext:value-type="string">
            <text:p>log articl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in article 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float" office:value="0.112755259548567" calcext:value-type="float">
            <text:p>0.1127552595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110368302157347" calcext:value-type="float">
            <text:p>0.1103683022</text:p>
          </table:table-cell>
          <table:table-cell office:value-type="string" calcext:value-type="string">
            <text:p>0.08110077302263635</text:p>
          </table:table-cell>
          <table:table-cell table:style-name="ce4" office:value-type="string" calcext:value-type="string">
            <text:p>0.0796371919411121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11413909601236" calcext:value-type="float">
            <text:p>0.114139096</text:p>
          </table:table-cell>
          <table:table-cell office:value-type="float" office:value="0.110273256964159" calcext:value-type="float">
            <text:p>0.110273257</text:p>
          </table:table-cell>
          <table:table-cell office:value-type="float" office:value="0.113986650577936" calcext:value-type="float">
            <text:p>0.1139866506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50406286712508" calcext:value-type="float">
            <text:p>0.07504062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117028908619527" calcext:value-type="float">
            <text:p>0.1170289086</text:p>
          </table:table-cell>
          <table:table-cell table:style-name="ce4" office:value-type="float" office:value="0.114852845868231" calcext:value-type="float">
            <text:p>0.1148528459</text:p>
          </table:table-cell>
          <table:table-cell office:value-type="float" office:value="0.0976946427192774" calcext:value-type="float">
            <text:p>0.0976946427</text:p>
          </table:table-cell>
          <table:table-cell table:style-name="ce4" office:value-type="float" office:value="0.0952270569105034" calcext:value-type="float">
            <text:p>0.0952270569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113607291598827" calcext:value-type="float">
            <text:p>0.1136072916</text:p>
          </table:table-cell>
          <table:table-cell office:value-type="float" office:value="0.111547348964556" calcext:value-type="float">
            <text:p>0.111547349</text:p>
          </table:table-cell>
          <table:table-cell office:value-type="float" office:value="0.113566880748265" calcext:value-type="float">
            <text:p>0.1135668807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15755528647136" calcext:value-type="float">
            <text:p>0.08157555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" office:value-type="float" office:value="0.118457928913835" calcext:value-type="float">
            <text:p>0.1184579289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115860924956189" calcext:value-type="float">
            <text:p>0.115860925</text:p>
          </table:table-cell>
          <table:table-cell office:value-type="float" office:value="0.102409318673021" calcext:value-type="float">
            <text:p>0.1024093187</text:p>
          </table:table-cell>
          <table:table-cell table:style-name="ce4" office:value-type="float" office:value="0.0997312214563273" calcext:value-type="float">
            <text:p>0.099731221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8"/>
        </table:table-row>
      </table:table>
      <table:table table:name="prediction over iterations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log model 5</text:p>
          </table:table-cell>
          <table:table-cell table:style-name="Default" office:value-type="string" calcext:value-type="string">
            <text:p>log article 5</text:p>
          </table:table-cell>
          <table:table-cell table:style-name="Default" office:value-type="string" calcext:value-type="string">
            <text:p>log user 5</text:p>
          </table:table-cell>
          <table:table-cell table:style-name="Default" office:value-type="string" calcext:value-type="string">
            <text:p>log articleUser 5</text:p>
          </table:table-cell>
          <table:table-cell office:value-type="string" calcext:value-type="string">
            <text:p>log none 1</text:p>
          </table:table-cell>
          <table:table-cell table:style-name="Default" office:value-type="string" calcext:value-type="string">
            <text:p>log articl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in article 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366675015192" calcext:value-type="float">
            <text:p>0.0936667502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0930548006639511" calcext:value-type="float">
            <text:p>0.0930548007</text:p>
          </table:table-cell>
          <table:table-cell office:value-type="float" office:value="0.0873472697523198" calcext:value-type="float">
            <text:p>0.087347269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0906923685339573" calcext:value-type="float">
            <text:p>0.0906923685</text:p>
          </table:table-cell>
          <table:table-cell office:value-type="float" office:value="0.085999983114008" calcext:value-type="float">
            <text:p>0.0859999831</text:p>
          </table:table-cell>
          <table:table-cell office:value-type="float" office:value="0.0905623458655944" calcext:value-type="float">
            <text:p>0.0905623459</text:p>
          </table:table-cell>
          <table:table-cell office:value-type="float" office:value="0.0856623077351133" calcext:value-type="float">
            <text:p>0.0856623077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013819652012926" calcext:value-type="float">
            <text:p>0.01381965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100595649492559" calcext:value-type="float">
            <text:p>0.1005956495</text:p>
          </table:table-cell>
          <table:table-cell office:value-type="float" office:value="0.0986035393397724" calcext:value-type="float">
            <text:p>0.0986035393</text:p>
          </table:table-cell>
          <table:table-cell office:value-type="float" office:value="0.100362693098087" calcext:value-type="float">
            <text:p>0.1003626931</text:p>
          </table:table-cell>
          <table:table-cell office:value-type="float" office:value="0.0981116195255414" calcext:value-type="float">
            <text:p>0.0981116195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0361711128728145" calcext:value-type="float">
            <text:p>0.0361711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108715026265359" calcext:value-type="float">
            <text:p>0.1087150263</text:p>
          </table:table-cell>
          <table:table-cell office:value-type="float" office:value="0.109524699101707" calcext:value-type="float">
            <text:p>0.1095246991</text:p>
          </table:table-cell>
          <table:table-cell office:value-type="float" office:value="0.108753389691719" calcext:value-type="float">
            <text:p>0.1087533897</text:p>
          </table:table-cell>
          <table:table-cell office:value-type="float" office:value="0.109555078696841" calcext:value-type="float">
            <text:p>0.1095550787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0536601183157249" calcext:value-type="float">
            <text:p>0.05366011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17221372257064" calcext:value-type="float">
            <text:p>0.1172213723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117070923122873" calcext:value-type="float">
            <text:p>0.1170709231</text:p>
          </table:table-cell>
          <table:table-cell office:value-type="float" office:value="0.114231498058073" calcext:value-type="float">
            <text:p>0.1142314981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109441801691617" calcext:value-type="float">
            <text:p>0.1094418017</text:p>
          </table:table-cell>
          <table:table-cell office:value-type="float" office:value="0.110342702136948" calcext:value-type="float">
            <text:p>0.1103427021</text:p>
          </table:table-cell>
          <table:table-cell office:value-type="float" office:value="0.10927280279229" calcext:value-type="float">
            <text:p>0.1092728028</text:p>
          </table:table-cell>
          <table:table-cell office:value-type="float" office:value="0.11021900661034" calcext:value-type="float">
            <text:p>0.1102190066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0741197756939261" calcext:value-type="float">
            <text:p>0.07411977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</table:table-row>
      </table:table>
      <table:table table:name="neg weights booste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09:22:16.2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24T17:36:49.111000000</dc:date>
    <meta:editing-duration>P5DT7H2M29S</meta:editing-duration>
    <meta:editing-cycles>467</meta:editing-cycles>
    <meta:generator>LibreOffice/5.1.6.2$Windows_x86 LibreOffice_project/07ac168c60a517dba0f0d7bc7540f5afa45f0909</meta:generator>
    <meta:document-statistic meta:table-count="14" meta:cell-count="3028" meta:object-count="0"/>
  </office:meta>
</office:document-meta>
</file>